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83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3256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1.4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8181in" fo:break-before="auto" style:use-optimal-row-height="true"/>
    </style:style>
    <style:style style:name="ro6" style:family="table-row">
      <style:table-row-properties style:row-height="1.2882in" fo:break-before="auto" style:use-optimal-row-height="true"/>
    </style:style>
    <style:style style:name="ro7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42"/>
    <style:style style:name="ce12" style:family="table-cell" style:parent-style-name="Default" style:data-style-name="N4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font-name="F" fo:font-size="12pt"/>
    </style:style>
    <style:style style:name="ce15" style:family="table-cell" style:parent-style-name="Default">
      <style:text-properties style:font-name="Liberation Serif" style:font-name-asian="Segoe UI" style:font-name-complex="Tahoma"/>
    </style:style>
    <style:style style:name="ce16" style:family="table-cell" style:parent-style-name="Default">
      <style:table-cell-properties fo:wrap-option="wrap"/>
      <style:text-properties style:font-name="Liberation Serif" style:font-name-asian="Segoe UI" style:font-name-complex="Tahoma"/>
    </style:style>
    <style:style style:name="ce17" style:family="table-cell" style:parent-style-name="Default"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Teaspoons</text:p>
          </table:table-cell>
          <table:table-cell table:style-name="Default" office:value-type="string" calcext:value-type="string">
            <text:p>Table Spoons</text:p>
          </table:table-cell>
          <table:table-cell table:style-name="Default" office:value-type="string" calcext:value-type="string">
            <text:p>1/4 Cup</text:p>
          </table:table-cell>
          <table:table-cell table:style-name="Default" office:value-type="string" calcext:value-type="string">
            <text:p>1/3 Cup</text:p>
          </table:table-cell>
          <table:table-cell table:style-name="Default" office:value-type="string" calcext:value-type="string">
            <text:p>1/2 Cup</text:p>
          </table:table-cell>
          <table:table-cell table:style-name="Default" office:value-type="string" calcext:value-type="string">
            <text:p>1 Cup</text:p>
          </table:table-cell>
          <table:table-cell table:style-name="Default" office:value-type="string" calcext:value-type="string">
            <text:p>1 Pint</text:p>
          </table:table-cell>
          <table:table-cell table:style-name="Default" office:value-type="string" calcext:value-type="string">
            <text:p>1 Quart</text:p>
          </table:table-cell>
          <table:table-cell table:style-name="Default" office:value-type="string" calcext:value-type="string">
            <text:p>1 Gallon</text:p>
          </table:table-cell>
        </table:table-row>
        <table:table-row table:style-name="ro1">
          <table:table-cell office:value-type="string" calcext:value-type="string">
            <text:p>Teaspo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Spoon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/4 Cup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/3 C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/2 C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 Cup</text:p>
          </table:table-cell>
          <table:table-cell/>
          <table:table-cell office:value-type="string" calcext:value-type="string">
            <text:p>1/16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string" calcext:value-type="string">
            <text:p>1 Pi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 Qu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 Gall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easure Type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Next Measure</text:p>
          </table:table-cell>
          <table:table-cell office:value-type="string" calcext:value-type="string">
            <text:p>Prev Measure</text:p>
          </table:table-cell>
          <table:table-cell office:value-type="string" calcext:value-type="string">
            <text:p>Conversion Factor (tsp)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olume</text:p>
          </table:table-cell>
          <table:table-cell office:value-type="string" calcext:value-type="string">
            <text:p>Teaspoons</text:p>
          </table:table-cell>
          <table:table-cell table:style-name="ce5" office:value-type="string" calcext:value-type="string">
            <text:p>tsp</text:p>
          </table:table-cell>
          <table:table-cell table:formula="of:=[.C3]" office:value-type="string" office:string-value="TBSP" calcext:value-type="string">
            <text:p>TBSP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/>
          <table:table-cell table:formula="of:= &quot;(&quot;&quot;&quot;&amp; [.B2] &amp;&quot;&quot;&quot; , &quot;&quot;&quot;&amp;[.C2]&amp;&quot;&quot;&quot;), &quot;" office:value-type="string" office:string-value="(&quot;Teaspoons&quot; , &quot;tsp&quot;), " calcext:value-type="string">
            <text:p>("Teaspoons" , "tsp"), </text:p>
          </table:table-cell>
          <table:table-cell table:style-name="ce5" office:value-type="string" calcext:value-type="string">
            <text:p>1 Gallon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style-name="ce5" office:value-type="string" calcext:value-type="string">
            <text:p>Volume</text:p>
          </table:table-cell>
          <table:table-cell office:value-type="string" calcext:value-type="string">
            <text:p>Table Spoons</text:p>
          </table:table-cell>
          <table:table-cell table:style-name="ce5" office:value-type="string" calcext:value-type="string">
            <text:p>TBSP</text:p>
          </table:table-cell>
          <table:table-cell table:formula="of:=[.C4]" office:value-type="string" office:string-value="1/4 Cup" calcext:value-type="string">
            <text:p>1/4 Cup</text:p>
          </table:table-cell>
          <table:table-cell table:formula="of:=[.C2]" office:value-type="string" office:string-value="tsp" calcext:value-type="string">
            <text:p>tsp</text:p>
          </table:table-cell>
          <table:table-cell office:value-type="float" office:value="3" calcext:value-type="float">
            <text:p>3</text:p>
          </table:table-cell>
          <table:table-cell/>
          <table:table-cell table:formula="of:= &quot;(&quot;&quot;&quot;&amp; [.B3] &amp;&quot;&quot;&quot; , &quot;&quot;&quot;&amp;[.C3]&amp;&quot;&quot;&quot;), &quot;" office:value-type="string" office:string-value="(&quot;Table Spoons&quot; , &quot;TBSP&quot;), " calcext:value-type="string">
            <text:p>("Table Spoons" , "TBSP"), </text:p>
          </table:table-cell>
          <table:table-cell table:style-name="ce5" office:value-type="string" calcext:value-type="string">
            <text:p>1 Quart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5" office:value-type="string" calcext:value-type="string">
            <text:p>Volume</text:p>
          </table:table-cell>
          <table:table-cell office:value-type="string" calcext:value-type="string">
            <text:p>1/4 Cup</text:p>
          </table:table-cell>
          <table:table-cell table:style-name="ce5" office:value-type="string" calcext:value-type="string">
            <text:p>1/4 Cup</text:p>
          </table:table-cell>
          <table:table-cell table:formula="of:=[.C5]" office:value-type="string" office:string-value="1/3 Cup" calcext:value-type="string">
            <text:p>1/3 Cup</text:p>
          </table:table-cell>
          <table:table-cell table:formula="of:=[.C3]" office:value-type="string" office:string-value="TBSP" calcext:value-type="string">
            <text:p>TBSP</text:p>
          </table:table-cell>
          <table:table-cell office:value-type="float" office:value="12" calcext:value-type="float">
            <text:p>12</text:p>
          </table:table-cell>
          <table:table-cell/>
          <table:table-cell table:formula="of:= &quot;(&quot;&quot;&quot;&amp; [.B4] &amp;&quot;&quot;&quot; , &quot;&quot;&quot;&amp;[.C4]&amp;&quot;&quot;&quot;), &quot;" office:value-type="string" office:string-value="(&quot;1/4 Cup&quot; , &quot;1/4 Cup&quot;), " calcext:value-type="string">
            <text:p>("1/4 Cup" , "1/4 Cup"), </text:p>
          </table:table-cell>
          <table:table-cell table:style-name="ce5" office:value-type="string" calcext:value-type="string">
            <text:p>1 Pin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5" office:value-type="string" calcext:value-type="string">
            <text:p>Volume</text:p>
          </table:table-cell>
          <table:table-cell office:value-type="string" calcext:value-type="string">
            <text:p>1/3 Cup</text:p>
          </table:table-cell>
          <table:table-cell table:style-name="ce5" office:value-type="string" calcext:value-type="string">
            <text:p>1/3 Cup</text:p>
          </table:table-cell>
          <table:table-cell table:formula="of:=[.C6]" office:value-type="string" office:string-value="1/2 Cup" calcext:value-type="string">
            <text:p>1/2 Cup</text:p>
          </table:table-cell>
          <table:table-cell table:formula="of:=[.C4]" office:value-type="string" office:string-value="1/4 Cup" calcext:value-type="string">
            <text:p>1/4 Cup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formula="of:= &quot;(&quot;&quot;&quot;&amp; [.B5] &amp;&quot;&quot;&quot; , &quot;&quot;&quot;&amp;[.C5]&amp;&quot;&quot;&quot;), &quot;" office:value-type="string" office:string-value="(&quot;1/3 Cup&quot; , &quot;1/3 Cup&quot;), " calcext:value-type="string">
            <text:p>("1/3 Cup" , "1/3 Cup"), </text:p>
          </table:table-cell>
          <table:table-cell table:style-name="ce5" office:value-type="string" calcext:value-type="string">
            <text:p>1 Cup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5" office:value-type="string" calcext:value-type="string">
            <text:p>Volume</text:p>
          </table:table-cell>
          <table:table-cell office:value-type="string" calcext:value-type="string">
            <text:p>1/2 Cup</text:p>
          </table:table-cell>
          <table:table-cell table:style-name="ce5" office:value-type="string" calcext:value-type="string">
            <text:p>1/2 Cup</text:p>
          </table:table-cell>
          <table:table-cell table:formula="of:=[.C7]" office:value-type="string" office:string-value="Cup" calcext:value-type="string">
            <text:p>Cup</text:p>
          </table:table-cell>
          <table:table-cell table:formula="of:=[.C5]" office:value-type="string" office:string-value="1/3 Cup" calcext:value-type="string">
            <text:p>1/3 Cu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 &quot;(&quot;&quot;&quot;&amp; [.B6] &amp;&quot;&quot;&quot; , &quot;&quot;&quot;&amp;[.C6]&amp;&quot;&quot;&quot;), &quot;" office:value-type="string" office:string-value="(&quot;1/2 Cup&quot; , &quot;1/2 Cup&quot;), " calcext:value-type="string">
            <text:p>("1/2 Cup" , "1/2 Cup"), </text:p>
          </table:table-cell>
          <table:table-cell table:style-name="ce5" office:value-type="string" calcext:value-type="string">
            <text:p>1/2 Cu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5" office:value-type="string" calcext:value-type="string">
            <text:p>Volume</text:p>
          </table:table-cell>
          <table:table-cell office:value-type="string" calcext:value-type="string">
            <text:p>1 Cup</text:p>
          </table:table-cell>
          <table:table-cell table:style-name="ce5" office:value-type="string" calcext:value-type="string">
            <text:p>Cup</text:p>
          </table:table-cell>
          <table:table-cell table:formula="of:=[.C8]" office:value-type="string" office:string-value="Pint" calcext:value-type="string">
            <text:p>Pint</text:p>
          </table:table-cell>
          <table:table-cell table:formula="of:=[.C6]" office:value-type="string" office:string-value="1/2 Cup" calcext:value-type="string">
            <text:p>1/2 Cup</text:p>
          </table:table-cell>
          <table:table-cell office:value-type="float" office:value="48" calcext:value-type="float">
            <text:p>48</text:p>
          </table:table-cell>
          <table:table-cell/>
          <table:table-cell table:formula="of:= &quot;(&quot;&quot;&quot;&amp; [.B7] &amp;&quot;&quot;&quot; , &quot;&quot;&quot;&amp;[.C7]&amp;&quot;&quot;&quot;), &quot;" office:value-type="string" office:string-value="(&quot;1 Cup&quot; , &quot;Cup&quot;), " calcext:value-type="string">
            <text:p>("1 Cup" , "Cup"), </text:p>
          </table:table-cell>
          <table:table-cell table:style-name="ce5" office:value-type="string" calcext:value-type="string">
            <text:p>1/3 Cup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Volume</text:p>
          </table:table-cell>
          <table:table-cell office:value-type="string" calcext:value-type="string">
            <text:p>1 Pint</text:p>
          </table:table-cell>
          <table:table-cell table:style-name="ce5" office:value-type="string" calcext:value-type="string">
            <text:p>Pint</text:p>
          </table:table-cell>
          <table:table-cell table:formula="of:=[.C9]" office:value-type="string" office:string-value="Quart" calcext:value-type="string">
            <text:p>Quart</text:p>
          </table:table-cell>
          <table:table-cell table:formula="of:=[.C7]" office:value-type="string" office:string-value="Cup" calcext:value-type="string">
            <text:p>Cup</text:p>
          </table:table-cell>
          <table:table-cell office:value-type="float" office:value="96" calcext:value-type="float">
            <text:p>96</text:p>
          </table:table-cell>
          <table:table-cell/>
          <table:table-cell table:formula="of:= &quot;(&quot;&quot;&quot;&amp; [.B8] &amp;&quot;&quot;&quot; , &quot;&quot;&quot;&amp;[.C8]&amp;&quot;&quot;&quot;), &quot;" office:value-type="string" office:string-value="(&quot;1 Pint&quot; , &quot;Pint&quot;), " calcext:value-type="string">
            <text:p>("1 Pint" , "Pint"), </text:p>
          </table:table-cell>
          <table:table-cell table:style-name="ce5" office:value-type="string" calcext:value-type="string">
            <text:p>1/4 Cu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Volume</text:p>
          </table:table-cell>
          <table:table-cell office:value-type="string" calcext:value-type="string">
            <text:p>1 Quart</text:p>
          </table:table-cell>
          <table:table-cell table:style-name="ce5" office:value-type="string" calcext:value-type="string">
            <text:p>Quart</text:p>
          </table:table-cell>
          <table:table-cell table:formula="of:=[.C10]" office:value-type="string" office:string-value="Gallon" calcext:value-type="string">
            <text:p>Gallon</text:p>
          </table:table-cell>
          <table:table-cell table:formula="of:=[.C8]" office:value-type="string" office:string-value="Pint" calcext:value-type="string">
            <text:p>Pint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 &quot;(&quot;&quot;&quot;&amp; [.B9] &amp;&quot;&quot;&quot; , &quot;&quot;&quot;&amp;[.C9]&amp;&quot;&quot;&quot;), &quot;" office:value-type="string" office:string-value="(&quot;1 Quart&quot; , &quot;Quart&quot;), " calcext:value-type="string">
            <text:p>("1 Quart" , "Quart"), </text:p>
          </table:table-cell>
          <table:table-cell table:style-name="ce5" office:value-type="string" calcext:value-type="string">
            <text:p>TBS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Volume</text:p>
          </table:table-cell>
          <table:table-cell office:value-type="string" calcext:value-type="string">
            <text:p>1 Gallon</text:p>
          </table:table-cell>
          <table:table-cell table:style-name="ce5" office:value-type="string" calcext:value-type="string">
            <text:p>Gallon</text:p>
          </table:table-cell>
          <table:table-cell table:style-name="ce7"/>
          <table:table-cell table:formula="of:=[.C9]" office:value-type="string" office:string-value="Quart" calcext:value-type="string">
            <text:p>Quart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 &quot;(&quot;&quot;&quot;&amp; [.B10] &amp;&quot;&quot;&quot; , &quot;&quot;&quot;&amp;[.C10]&amp;&quot;&quot;&quot;), &quot;" office:value-type="string" office:string-value="(&quot;1 Gallon&quot; , &quot;Gallon&quot;), " calcext:value-type="string">
            <text:p>("1 Gallon" , "Gallon"), </text:p>
          </table:table-cell>
          <table:table-cell table:style-name="ce5" office:value-type="string" calcext:value-type="string">
            <text:p>t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&quot;[&quot; &amp; COM.MICROSOFT.CONCAT([.H2:.H10]) &amp; &quot;]&quot;" office:value-type="string" office:string-value="[(&quot;Teaspoons&quot; , &quot;tsp&quot;), (&quot;Table Spoons&quot; , &quot;TBSP&quot;), (&quot;1/4 Cup&quot; , &quot;1/4 Cup&quot;), (&quot;1/3 Cup&quot; , &quot;1/3 Cup&quot;), (&quot;1/2 Cup&quot; , &quot;1/2 Cup&quot;), (&quot;1 Cup&quot; , &quot;Cup&quot;), (&quot;1 Pint&quot; , &quot;Pint&quot;), (&quot;1 Quart&quot; , &quot;Quart&quot;), (&quot;1 Gallon&quot; , &quot;Gallon&quot;), ]" calcext:value-type="string">
            <text:p>[("Teaspoons" , "tsp"), ("Table Spoons" , "TBSP"), ("1/4 Cup" , "1/4 Cup"), ("1/3 Cup" , "1/3 Cup"), ("1/2 Cup" , "1/2 Cup"), ("1 Cup" , "Cup"), ("1 Pint" , "Pint"), ("1 Quart" , "Quart"), ("1 Gallon" , "Gallon"), ]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 calcext:value-type="string">
            <text:p>Current Measure</text:p>
          </table:table-cell>
          <table:table-cell table:style-name="ce6" office:value-type="string" calcext:value-type="string">
            <text:p>Amount</text:p>
          </table:table-cell>
          <table:table-cell table:style-name="ce6" office:value-type="string" calcext:value-type="string">
            <text:p>Amount is tsp</text:p>
          </table:table-cell>
          <table:table-cell table:style-name="ce6" office:value-type="string" calcext:value-type="string">
            <text:p>Largest Measure to convert to</text:p>
          </table:table-cell>
          <table:table-cell table:style-name="ce6" office:value-type="string" calcext:value-type="string">
            <text:p>Remainder</text:p>
          </table:table-cell>
          <table:table-cell table:style-name="ce6" office:value-type="string" calcext:value-type="string">
            <text:p>Remainder Conversion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BSP</text:p>
          </table:table-cell>
          <table:table-cell table:formula="of:=[.C15]/3" office:value-type="float" office:value="35" calcext:value-type="float">
            <text:p>35</text:p>
          </table:table-cell>
          <table:table-cell table:formula="of:=96 + 9" office:value-type="float" office:value="105" calcext:value-type="float">
            <text:p>105</text:p>
          </table:table-cell>
          <table:table-cell table:formula="of:=LOOKUP([.C15];LookupTargetMeasure;[.J2:.J10] )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ind the largest Measure.Conversion Factor that is less than the current measures.amount.in.tsp</text:p>
          </table:table-cell>
          <table:table-cell table:number-columns-repeated="9"/>
        </table:table-row>
      </table:table>
      <table:table table:name="Python Model Code Generation" table:style-name="ta1"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6"/>
        </table:table-row>
        <table:table-row table:style-name="ro3">
          <table:table-cell/>
          <table:table-cell table:style-name="ce9" office:value-type="string" calcext:value-type="string">
            <text:p>ingr01.name</text:p>
          </table:table-cell>
          <table:table-cell table:number-columns-repeated="21"/>
          <table:table-cell office:value-type="string" calcext:value-type="string">
            <text:p>FORMS arguments list ingr01 – ingr15</text:p>
          </table:table-cell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ingr01.measuretype</text:p>
          </table:table-cell>
          <table:table-cell table:number-columns-repeated="7"/>
          <table:table-cell office:value-type="string" calcext:value-type="string">
            <text:p>WitHOUT MEASURE TYPE</text:p>
          </table:table-cell>
          <table:table-cell table:number-columns-repeated="2"/>
          <table:table-cell office:value-type="string" calcext:value-type="string">
            <text:p>field names</text:p>
          </table:table-cell>
          <table:table-cell table:number-columns-repeated="10"/>
          <table:table-cell table:formula="of:=  &quot;'&quot; &amp;[.M6] &amp; &quot;', &quot; &amp; &quot;'&quot; &amp;[.M7] &amp; &quot;', &quot; &amp; &quot;'&quot; &amp;[.M8] &amp; &quot;', &quot; &amp; &quot;'&quot; &amp;[.M9] &amp; &quot;', &quot; &amp; &quot;'&quot; &amp;[.M10] &amp; &quot;', &quot; &amp; &quot;'&quot; &amp;[.M11] &amp; &quot;', &quot; &amp; &quot;'&quot; &amp;[.M12] &amp; &quot;', &quot; &amp; &quot;'&quot; &amp;[.M13] &amp; &quot;', &quot; &amp; &quot;'&quot; &amp;[.M14] &amp; &quot;', &quot; &amp; &quot;'&quot; &amp;[.M15] &amp; &quot;', &quot; &amp; &quot;'&quot; &amp;[.M16] &amp; &quot;', &quot; &amp; &quot;'&quot; &amp;[.M17] &amp; &quot;', &quot; &amp; &quot;'&quot; &amp;[.M18] &amp; &quot;', &quot; &amp; &quot;'&quot; &amp;[.M19] &amp; &quot;', &quot; &amp; &quot;'&quot; &amp;[.M20] &amp; &quot;', &quot; &amp; &quot;'&quot; &amp;[.M21] &amp; &quot;', &quot; &amp; &quot;'&quot; &amp;[.M22] &amp; &quot;', &quot; &amp; &quot;'&quot; &amp;[.M23] &amp; &quot;', &quot; &amp; &quot;'&quot; &amp;[.M24] &amp; &quot;', &quot; &amp; &quot;'&quot; &amp;[.M25] &amp; &quot;', &quot; &amp; &quot;'&quot; &amp;[.M26] &amp; &quot;', &quot; &amp; &quot;'&quot; &amp;[.M27] &amp; &quot;', &quot; &amp; &quot;'&quot; &amp;[.M28] &amp; &quot;', &quot; &amp; &quot;'&quot; &amp;[.M29] &amp; &quot;', &quot; &amp; &quot;'&quot; &amp;[.M30] &amp; &quot;', &quot; &amp; &quot;'&quot; &amp;[.M31] &amp; &quot;', &quot; &amp; &quot;'&quot; &amp;[.M32] &amp; &quot;', &quot; &amp; &quot;'&quot; &amp;[.M33] &amp; &quot;', &quot; &amp; &quot;'&quot; &amp;[.M34] &amp; &quot;', &quot; &amp; &quot;'&quot; &amp;[.M35] &amp; &quot;', &quot; &amp; &quot;'&quot; &amp;[.M36] &amp; &quot;', &quot; &amp; &quot;'&quot; &amp;[.M37] &amp; &quot;', &quot; &amp; &quot;'&quot; &amp;[.M38] &amp; &quot;', &quot;" office:value-type="string" office:string-value="'ingr01name', 'ingr01measunit', 'ingr01measamount', 'ingr02name', 'ingr02measunit', 'ingr02measamount', 'ingr03name', 'ingr04measunit', 'ingr04measamount', 'ingr04name', 'ingr05measunit', 'ingr06measamount', 'ingr06name', 'ingr06measunit', 'ingr07measamount', 'ingr08name', 'ingr08measunit', 'ingr08measamount', 'ingr09name', 'ingr10measunit', 'ingr10measamount', 'ingr10name', 'ingr11measunit', 'ingr12measamount', 'ingr12name', 'ingr12measunit', 'ingr13measamount', 'ingr14name', 'ingr14measunit', 'ingr14measamount', 'ingr15name', 'ingr15measunit', 'ingr15measamount', " calcext:value-type="string">
            <text:p>'ingr01name', 'ingr01measunit', 'ingr01measamount', 'ingr02name', 'ingr02measunit', 'ingr02measamount', 'ingr03name', 'ingr04measunit', 'ingr04measamount', 'ingr04name', 'ingr05measunit', 'ingr06measamount', 'ingr06name', 'ingr06measunit', 'ingr07measamount', 'ingr08name', 'ingr08measunit', 'ingr08measamount', 'ingr09name', 'ingr10measunit', 'ingr10measamount', 'ingr10name', 'ingr11measunit', 'ingr12measamount', 'ingr12name', 'ingr12measunit', 'ingr13measamount', 'ingr14name', 'ingr14measunit', 'ingr14measamount', 'ingr15name', 'ingr15measunit', 'ingr15measamount', 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ingr01.measureunit</text:p>
          </table:table-cell>
          <table:table-cell table:number-columns-repeated="11"/>
          <table:table-cell office:value-type="string" calcext:value-type="string">
            <text:p>Length</text:p>
          </table:table-cell>
          <table:table-cell table:style-name="ce13" office:value-type="string" calcext:value-type="string">
            <text:p>name=models.CharField(max_length=25,unique=True) </text:p>
          </table:table-cell>
          <table:table-cell table:number-columns-repeated="8"/>
          <table:table-cell table:formula="of:=COM.MICROSOFT.CONCAT([.X6:.X38])" office:value-type="string" office:string-value=" &quot;'&quot; &amp;M6 &amp; &quot;', &quot; &amp; &quot;'&quot; &amp;M7 &amp; &quot;', &quot; &amp; &quot;'&quot; &amp;M8 &amp; &quot;', &quot; &amp; &quot;'&quot; &amp;M9 &amp; &quot;', &quot; &amp; &quot;'&quot; &amp;M10 &amp; &quot;', &quot; &amp; &quot;'&quot; &amp;M11 &amp; &quot;', &quot; &amp; &quot;'&quot; &amp;M12 &amp; &quot;', &quot; &amp; &quot;'&quot; &amp;M13 &amp; &quot;', &quot; &amp; &quot;'&quot; &amp;M14 &amp; &quot;', &quot; &amp; &quot;'&quot; &amp;M15 &amp; &quot;', &quot; &amp; &quot;'&quot; &amp;M16 &amp; &quot;', &quot; &amp; &quot;'&quot; &amp;M17 &amp; &quot;', &quot; &amp; &quot;'&quot; &amp;M18 &amp; &quot;', &quot; &amp; &quot;'&quot; &amp;M19 &amp; &quot;', &quot; &amp; &quot;'&quot; &amp;M20 &amp; &quot;', &quot; &amp; &quot;'&quot; &amp;M21 &amp; &quot;', &quot; &amp; &quot;'&quot; &amp;M22 &amp; &quot;', &quot; &amp; &quot;'&quot; &amp;M23 &amp; &quot;', &quot; &amp; &quot;'&quot; &amp;M24 &amp; &quot;', &quot; &amp; &quot;'&quot; &amp;M25 &amp; &quot;', &quot; &amp; &quot;'&quot; &amp;M26 &amp; &quot;', &quot; &amp; &quot;'&quot; &amp;M27 &amp; &quot;', &quot; &amp; &quot;'&quot; &amp;M28 &amp; &quot;', &quot; &amp; &quot;'&quot; &amp;M29 &amp; &quot;', &quot; &amp; &quot;'&quot; &amp;M30 &amp; &quot;', &quot; &amp; &quot;'&quot; &amp;M31 &amp; &quot;', &quot; &amp; &quot;'&quot; &amp;M32 &amp; &quot;', &quot; &amp; &quot;'&quot; &amp;M33 &amp; &quot;', &quot; &amp; &quot;'&quot; &amp;M34 &amp; &quot;', &quot; &amp; &quot;'&quot; &amp;M35 &amp; &quot;', &quot; &amp; &quot;'&quot; &amp;M36 &amp; &quot;', &quot; &amp; &quot;'&quot; &amp;M37 &amp; &quot;', &quot; &amp; &quot;'&quot; &amp;M38 &amp; &quot;', &quot; &amp;" calcext:value-type="string">
            <text:p><text:s/>"'" &amp;M6 &amp; "', " &amp; "'" &amp;M7 &amp; "', " &amp; "'" &amp;M8 &amp; "', " &amp; "'" &amp;M9 &amp; "', " &amp; "'" &amp;M10 &amp; "', " &amp; "'" &amp;M11 &amp; "', " &amp; "'" &amp;M12 &amp; "', " &amp; "'" &amp;M13 &amp; "', " &amp; "'" &amp;M14 &amp; "', " &amp; "'" &amp;M15 &amp; "', " &amp; "'" &amp;M16 &amp; "', " &amp; "'" &amp;M17 &amp; "', " &amp; "'" &amp;M18 &amp; "', " &amp; "'" &amp;M19 &amp; "', " &amp; "'" &amp;M20 &amp; "', " &amp; "'" &amp;M21 &amp; "', " &amp; "'" &amp;M22 &amp; "', " &amp; "'" &amp;M23 &amp; "', " &amp; "'" &amp;M24 &amp; "', " &amp; "'" &amp;M25 &amp; "', " &amp; "'" &amp;M26 &amp; "', " &amp; "'" &amp;M27 &amp; "', " &amp; "'" &amp;M28 &amp; "', " &amp; "'" &amp;M29 &amp; "', " &amp; "'" &amp;M30 &amp; "', " &amp; "'" &amp;M31 &amp; "', " &amp; "'" &amp;M32 &amp; "', " &amp; "'" &amp;M33 &amp; "', " &amp; "'" &amp;M34 &amp; "', " &amp; "'" &amp;M35 &amp; "', " &amp; "'" &amp;M36 &amp; "', " &amp; "'" &amp;M37 &amp; "', " &amp; "'" &amp;M38 &amp; "', " &amp;</text:p>
          </table:table-cell>
          <table:table-cell table:number-columns-repeated="2"/>
        </table:table-row>
        <table:table-row table:style-name="ro3">
          <table:table-cell/>
          <table:table-cell table:style-name="ce9" office:value-type="string" calcext:value-type="string">
            <text:p>ingr01.measure.amount</text:p>
          </table:table-cell>
          <table:table-cell table:number-columns-repeated="24"/>
        </table:table-row>
        <table:table-row table:style-name="ro5">
          <table:table-cell table:number-columns-repeated="8"/>
          <table:table-cell office:value-type="string" calcext:value-type="string">
            <text:p>ingr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6]&amp;TEXT([.J6];&quot;00&quot;)&amp;[.K6]" office:value-type="string" office:string-value="ingr01name" calcext:value-type="string">
            <text:p>ingr01name</text:p>
          </table:table-cell>
          <table:table-cell table:formula="of:=25" office:value-type="float" office:value="25" calcext:value-type="float">
            <text:p>25</text:p>
          </table:table-cell>
          <table:table-cell table:style-name="ce14"/>
          <table:table-cell table:style-name="ce15" table:formula="of:=[.M6]&amp;&quot;=models.CharField(max_length=&quot;&amp;[.N6]&amp;&quot;,blank=True) &quot;" office:value-type="string" office:string-value="ingr01name=models.CharField(max_length=25,blank=True) " calcext:value-type="string">
            <text:p>ingr01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<text:s/>&amp; "', " &amp;</text:p>
          </table:table-cell>
          <table:table-cell table:formula="of:=[.U6]&amp;[.V6]&amp;[.W6]" office:value-type="string" office:string-value=" &quot;'&quot; &amp;M6 &amp; &quot;', &quot; &amp;" calcext:value-type="string">
            <text:p><text:s/>"'" &amp;M6 &amp; "', " &amp;</text:p>
          </table:table-cell>
          <table:table-cell/>
          <table:table-cell table:style-name="ce16" table:formula="of:=&quot;&lt;tr&gt;             &lt;td&gt;&lt;p&gt;{{ recipe.&quot; &amp; [.M6] &amp; &quot; }}&lt;/p&gt;             &lt;/td&gt;&quot;" office:value-type="string" office:string-value="&lt;tr&gt;             &lt;td&gt;&lt;p&gt;{{ recipe.ingr01name }}&lt;/p&gt;             &lt;/td&gt;" calcext:value-type="string">
            <text:p>&lt;tr&gt; <text:s text:c="12"/>&lt;td&gt;&lt;p&gt;{{ recipe.ingr01name }}&lt;/p&gt; <text:s text:c="12"/>&lt;/td&gt;</text:p>
          </table:table-cell>
        </table:table-row>
        <table:table-row table:style-name="ro5">
          <table:table-cell/>
          <table:table-cell office:value-type="string" calcext:value-type="string">
            <text:p>ingr</text:p>
          </table:table-cell>
          <table:table-cell table:style-name="ce11" office:value-type="float" office:value="1" calcext:value-type="float">
            <text:p>01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7]&amp;TEXT([.C7];&quot;00&quot;)&amp;[.D7]" office:value-type="string" office:string-value="ingr01name" calcext:value-type="string">
            <text:p>ingr01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6]" office:value-type="float" office:value="1" calcext:value-type="float">
            <text:p>01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7]&amp;TEXT([.J7];&quot;00&quot;)&amp;[.K7]" office:value-type="string" office:string-value="ingr01measunit" calcext:value-type="string">
            <text:p>ingr01measunit</text:p>
          </table:table-cell>
          <table:table-cell table:number-columns-repeated="2"/>
          <table:table-cell table:style-name="ce15" table:formula="of:=[.M7]&amp;&quot;=models.CharField(max_length=15,choices=MeasureChoices)&quot;" office:value-type="string" office:string-value="ingr01measunit=models.CharField(max_length=15,choices=MeasureChoices)" calcext:value-type="string">
            <text:p>ingr01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<text:s/>&amp; "', " &amp;</text:p>
          </table:table-cell>
          <table:table-cell table:formula="of:=[.U7]&amp;[.V7]&amp;[.W7]" office:value-type="string" office:string-value=" &quot;'&quot; &amp;M7 &amp; &quot;', &quot; &amp;" calcext:value-type="string">
            <text:p><text:s/>"'" &amp;M7 &amp; "', " &amp;</text:p>
          </table:table-cell>
          <table:table-cell/>
          <table:table-cell table:style-name="ce16" table:formula="of:=&quot;                 &lt;td&gt;&lt;p&gt;{{ recipe.&quot; &amp; [.M7] &amp; &quot; }}&lt;/p&gt;             &lt;/td&gt;&quot;" office:value-type="string" office:string-value="                 &lt;td&gt;&lt;p&gt;{{ recipe.ingr01measunit }}&lt;/p&gt;             &lt;/td&gt;" calcext:value-type="string">
            <text:p><text:s text:c="17"/>&lt;td&gt;&lt;p&gt;{{ recipe.ingr01measunit }}&lt;/p&gt; <text:s text:c="12"/>&lt;/td&gt;</text:p>
          </table:table-cell>
        </table:table-row>
        <table:table-row table:style-name="ro6">
          <table:table-cell/>
          <table:table-cell office:value-type="string" calcext:value-type="string">
            <text:p>ingr</text:p>
          </table:table-cell>
          <table:table-cell table:formula="of:=[.C7]" office:value-type="float" office:value="1" calcext:value-type="float">
            <text:p>1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8]&amp;TEXT([.C8];&quot;00&quot;)&amp;[.D8]" office:value-type="string" office:string-value="ingr01meastype" calcext:value-type="string">
            <text:p>ingr01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7]" office:value-type="float" office:value="1" calcext:value-type="float">
            <text:p>01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8]&amp;TEXT([.J8];&quot;00&quot;)&amp;[.K8]" office:value-type="string" office:string-value="ingr01measamount" calcext:value-type="string">
            <text:p>ingr01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8]&amp;&quot;=models.CharField(max_length=&quot;&amp;[.N8]&amp;&quot;,blank=True) &quot;" office:value-type="string" office:string-value="ingr01measamount=models.CharField(max_length=15,blank=True) " calcext:value-type="string">
            <text:p>ingr01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<text:s/>&amp; "', " &amp;</text:p>
          </table:table-cell>
          <table:table-cell table:formula="of:=[.U8]&amp;[.V8]&amp;[.W8]" office:value-type="string" office:string-value=" &quot;'&quot; &amp;M8 &amp; &quot;', &quot; &amp;" calcext:value-type="string">
            <text:p><text:s/>"'" &amp;M8 &amp; "', " &amp;</text:p>
          </table:table-cell>
          <table:table-cell/>
          <table:table-cell table:style-name="ce16" table:formula="of:=&quot;                 &lt;td&gt;&lt;p&gt;{{ recipe.&quot; &amp; [.M8] &amp; &quot; }}&lt;/p&gt;             &lt;/td&gt;&#10;                     &lt;/td&gt;&quot;" office:value-type="string" office:string-value="                 &lt;td&gt;&lt;p&gt;{{ recipe.ingr01measamount }}&lt;/p&gt;             &lt;/td&gt;&#10;                     &lt;/td&gt;" calcext:value-type="string">
            <text:p>                 &lt;td&gt;&lt;p&gt;{{ recipe.ingr01measamount }}&lt;/p&gt;             &lt;/td&gt;</text:p>
            <text:p>                     &lt;/td&gt;</text:p>
          </table:table-cell>
        </table:table-row>
        <table:table-row table:style-name="ro4">
          <table:table-cell/>
          <table:table-cell office:value-type="string" calcext:value-type="string">
            <text:p>ingr</text:p>
          </table:table-cell>
          <table:table-cell table:formula="of:=[.C8]" office:value-type="float" office:value="1" calcext:value-type="float">
            <text:p>1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9]&amp;TEXT([.C9];&quot;00&quot;)&amp;[.D9]" office:value-type="string" office:string-value="ingr01measunit" calcext:value-type="string">
            <text:p>ingr01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8]+1" office:value-type="float" office:value="2" calcext:value-type="float">
            <text:p>02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9]&amp;TEXT([.J9];&quot;00&quot;)&amp;[.K9]" office:value-type="string" office:string-value="ingr02name" calcext:value-type="string">
            <text:p>ingr02name</text:p>
          </table:table-cell>
          <table:table-cell table:formula="of:=25" office:value-type="float" office:value="25" calcext:value-type="float">
            <text:p>25</text:p>
          </table:table-cell>
          <table:table-cell table:style-name="ce13" office:value-type="string" calcext:value-type="string">
            <text:p>name=models.CharField(max_length=25,unique=True) </text:p>
          </table:table-cell>
          <table:table-cell table:style-name="ce15" table:formula="of:=[.M9]&amp;&quot;=models.CharField(max_length=&quot;&amp;[.N9]&amp;&quot;,blank=True) &quot;" office:value-type="string" office:string-value="ingr02name=models.CharField(max_length=25,blank=True) " calcext:value-type="string">
            <text:p>ingr02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<text:s/>&amp; "', " &amp;</text:p>
          </table:table-cell>
          <table:table-cell table:formula="of:=[.U9]&amp;[.V9]&amp;[.W9]" office:value-type="string" office:string-value=" &quot;'&quot; &amp;M9 &amp; &quot;', &quot; &amp;" calcext:value-type="string">
            <text:p><text:s/>"'" &amp;M9 &amp; "', " &amp;</text:p>
          </table:table-cell>
          <table:table-cell/>
          <table:table-cell table:style-name="ce15" table:formula="of:=&quot;&lt;tr&gt;             &lt;td&gt;&lt;p&gt;{{ recipe.&quot; &amp; [.M9] &amp; &quot; }}&lt;/p&gt;             &lt;/td&gt;&quot;" office:value-type="string" office:string-value="&lt;tr&gt;             &lt;td&gt;&lt;p&gt;{{ recipe.ingr02name }}&lt;/p&gt;             &lt;/td&gt;" calcext:value-type="string">
            <text:p>&lt;tr&gt; <text:s text:c="12"/>&lt;td&gt;&lt;p&gt;{{ recipe.ingr02name }}&lt;/p&gt; <text:s text:c="12"/>&lt;/td&gt;</text:p>
          </table:table-cell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9]" office:value-type="float" office:value="1" calcext:value-type="float">
            <text:p>1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10]&amp;TEXT([.C10];&quot;00&quot;)&amp;[.D10]" office:value-type="string" office:string-value="ingr01measamount" calcext:value-type="string">
            <text:p>ingr01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9]" office:value-type="float" office:value="2" calcext:value-type="float">
            <text:p>02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10]&amp;TEXT([.J10];&quot;00&quot;)&amp;[.K10]" office:value-type="string" office:string-value="ingr02measunit" calcext:value-type="string">
            <text:p>ingr02measunit</text:p>
          </table:table-cell>
          <table:table-cell table:number-columns-repeated="2"/>
          <table:table-cell table:style-name="ce15" table:formula="of:=[.M10]&amp;&quot;=models.CharField(max_length=15,choices=MeasureChoices)&quot;" office:value-type="string" office:string-value="ingr02measunit=models.CharField(max_length=15,choices=MeasureChoices)" calcext:value-type="string">
            <text:p>ingr02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<text:s/>&amp; "', " &amp;</text:p>
          </table:table-cell>
          <table:table-cell table:formula="of:=[.U10]&amp;[.V10]&amp;[.W10]" office:value-type="string" office:string-value=" &quot;'&quot; &amp;M10 &amp; &quot;', &quot; &amp;" calcext:value-type="string">
            <text:p><text:s/>"'" &amp;M10 &amp; "', " &amp;</text:p>
          </table:table-cell>
          <table:table-cell/>
          <table:table-cell table:style-name="ce15" table:formula="of:=&quot;&lt;tr&gt;             &lt;td&gt;&lt;p&gt;&quot; &amp; [.M10] &amp; &quot;&lt;/p&gt;             &lt;/td&gt;&quot;" office:value-type="string" office:string-value="&lt;tr&gt;             &lt;td&gt;&lt;p&gt;ingr02measunit&lt;/p&gt;             &lt;/td&gt;" calcext:value-type="string">
            <text:p>&lt;tr&gt; <text:s text:c="12"/>&lt;td&gt;&lt;p&gt;ingr02measunit&lt;/p&gt; <text:s text:c="12"/>&lt;/td&gt;</text:p>
          </table:table-cell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0]+1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11]&amp;TEXT([.C11];&quot;00&quot;)&amp;[.D11]" office:value-type="string" office:string-value="ingr02name" calcext:value-type="string">
            <text:p>ingr02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0]" office:value-type="float" office:value="2" calcext:value-type="float">
            <text:p>02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11]&amp;TEXT([.J11];&quot;00&quot;)&amp;[.K11]" office:value-type="string" office:string-value="ingr02measamount" calcext:value-type="string">
            <text:p>ingr02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11]&amp;&quot;=models.CharField(max_length=&quot;&amp;[.N11]&amp;&quot;,blank=True) &quot;" office:value-type="string" office:string-value="ingr02measamount=models.CharField(max_length=15,blank=True) " calcext:value-type="string">
            <text:p>ingr02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<text:s/>&amp; "', " &amp;</text:p>
          </table:table-cell>
          <table:table-cell table:formula="of:=[.U11]&amp;[.V11]&amp;[.W11]" office:value-type="string" office:string-value=" &quot;'&quot; &amp;M11 &amp; &quot;', &quot; &amp;" calcext:value-type="string">
            <text:p><text:s/>"'" &amp;M11 &amp; "', " &amp;</text:p>
          </table:table-cell>
          <table:table-cell/>
          <table:table-cell table:style-name="ce15" table:formula="of:=&quot;&lt;tr&gt;             &lt;td&gt;&lt;p&gt;&quot; &amp; [.M11] &amp; &quot;&lt;/p&gt;             &lt;/td&gt;&quot;" office:value-type="string" office:string-value="&lt;tr&gt;             &lt;td&gt;&lt;p&gt;ingr02measamount&lt;/p&gt;             &lt;/td&gt;" calcext:value-type="string">
            <text:p>&lt;tr&gt; <text:s text:c="12"/>&lt;td&gt;&lt;p&gt;ingr02measamount&lt;/p&gt; <text:s text:c="12"/>&lt;/td&gt;</text:p>
          </table:table-cell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1]" office:value-type="float" office:value="2" calcext:value-type="float">
            <text:p>2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12]&amp;TEXT([.C12];&quot;00&quot;)&amp;[.D12]" office:value-type="string" office:string-value="ingr02meastype" calcext:value-type="string">
            <text:p>ingr02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1]+1" office:value-type="float" office:value="3" calcext:value-type="float">
            <text:p>03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12]&amp;TEXT([.J12];&quot;00&quot;)&amp;[.K12]" office:value-type="string" office:string-value="ingr03name" calcext:value-type="string">
            <text:p>ingr03name</text:p>
          </table:table-cell>
          <table:table-cell table:formula="of:=25" office:value-type="float" office:value="25" calcext:value-type="float">
            <text:p>25</text:p>
          </table:table-cell>
          <table:table-cell/>
          <table:table-cell table:style-name="ce15" table:formula="of:=[.M12]&amp;&quot;=models.CharField(max_length=&quot;&amp;[.N12]&amp;&quot;,blank=True) &quot;" office:value-type="string" office:string-value="ingr03name=models.CharField(max_length=25,blank=True) " calcext:value-type="string">
            <text:p>ingr03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<text:s/>&amp; "', " &amp;</text:p>
          </table:table-cell>
          <table:table-cell table:formula="of:=[.U12]&amp;[.V12]&amp;[.W12]" office:value-type="string" office:string-value=" &quot;'&quot; &amp;M12 &amp; &quot;', &quot; &amp;" calcext:value-type="string">
            <text:p><text:s/>"'" &amp;M12 &amp; "', " &amp;</text:p>
          </table:table-cell>
          <table:table-cell/>
          <table:table-cell table:style-name="ce15" table:formula="of:=&quot;&lt;tr&gt;             &lt;td&gt;&lt;p&gt;&quot; &amp; [.M12] &amp; &quot;&lt;/p&gt;             &lt;/td&gt;&quot;" office:value-type="string" office:string-value="&lt;tr&gt;             &lt;td&gt;&lt;p&gt;ingr03name&lt;/p&gt;             &lt;/td&gt;" calcext:value-type="string">
            <text:p>&lt;tr&gt; <text:s text:c="12"/>&lt;td&gt;&lt;p&gt;ingr03name&lt;/p&gt; <text:s text:c="12"/>&lt;/td&gt;</text:p>
          </table:table-cell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2]" office:value-type="float" office:value="2" calcext:value-type="float">
            <text:p>2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13]&amp;TEXT([.C13];&quot;00&quot;)&amp;[.D13]" office:value-type="string" office:string-value="ingr02measunit" calcext:value-type="string">
            <text:p>ingr02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2]+1" office:value-type="float" office:value="4" calcext:value-type="float">
            <text:p>04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13]&amp;TEXT([.J13];&quot;00&quot;)&amp;[.K13]" office:value-type="string" office:string-value="ingr04measunit" calcext:value-type="string">
            <text:p>ingr04measunit</text:p>
          </table:table-cell>
          <table:table-cell table:number-columns-repeated="2"/>
          <table:table-cell table:style-name="ce15" table:formula="of:=[.M13]&amp;&quot;=models.CharField(max_length=15,choices=MeasureChoices)&quot;" office:value-type="string" office:string-value="ingr04measunit=models.CharField(max_length=15,choices=MeasureChoices)" calcext:value-type="string">
            <text:p>ingr04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<text:s/>&amp; "', " &amp;</text:p>
          </table:table-cell>
          <table:table-cell table:formula="of:=[.U13]&amp;[.V13]&amp;[.W13]" office:value-type="string" office:string-value=" &quot;'&quot; &amp;M13 &amp; &quot;', &quot; &amp;" calcext:value-type="string">
            <text:p><text:s/>"'" &amp;M13 &amp; "', " &amp;</text:p>
          </table:table-cell>
          <table:table-cell/>
          <table:table-cell table:style-name="ce15" table:formula="of:=&quot;&lt;tr&gt;             &lt;td&gt;&lt;p&gt;&quot; &amp; [.M13] &amp; &quot;&lt;/p&gt;             &lt;/td&gt;&quot;" office:value-type="string" office:string-value="&lt;tr&gt;             &lt;td&gt;&lt;p&gt;ingr04measunit&lt;/p&gt;             &lt;/td&gt;" calcext:value-type="string">
            <text:p>&lt;tr&gt; <text:s text:c="12"/>&lt;td&gt;&lt;p&gt;ingr04measunit&lt;/p&gt; <text:s text:c="12"/>&lt;/td&gt;</text:p>
          </table:table-cell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3]" office:value-type="float" office:value="2" calcext:value-type="float">
            <text:p>2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14]&amp;TEXT([.C14];&quot;00&quot;)&amp;[.D14]" office:value-type="string" office:string-value="ingr02measamount" calcext:value-type="string">
            <text:p>ingr02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3]" office:value-type="float" office:value="4" calcext:value-type="float">
            <text:p>04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14]&amp;TEXT([.J14];&quot;00&quot;)&amp;[.K14]" office:value-type="string" office:string-value="ingr04measamount" calcext:value-type="string">
            <text:p>ingr04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14]&amp;&quot;=models.CharField(max_length=&quot;&amp;[.N14]&amp;&quot;,blank=True) &quot;" office:value-type="string" office:string-value="ingr04measamount=models.CharField(max_length=15,blank=True) " calcext:value-type="string">
            <text:p>ingr04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<text:s/>&amp; "', " &amp;</text:p>
          </table:table-cell>
          <table:table-cell table:formula="of:=[.U14]&amp;[.V14]&amp;[.W14]" office:value-type="string" office:string-value=" &quot;'&quot; &amp;M14 &amp; &quot;', &quot; &amp;" calcext:value-type="string">
            <text:p><text:s/>"'" &amp;M14 &amp; "', " &amp;</text:p>
          </table:table-cell>
          <table:table-cell/>
          <table:table-cell table:style-name="ce15" table:formula="of:=&quot;&lt;tr&gt;             &lt;td&gt;&lt;p&gt;&quot; &amp; [.M14] &amp; &quot;&lt;/p&gt;             &lt;/td&gt;&quot;" office:value-type="string" office:string-value="&lt;tr&gt;             &lt;td&gt;&lt;p&gt;ingr04measamount&lt;/p&gt;             &lt;/td&gt;" calcext:value-type="string">
            <text:p>&lt;tr&gt; <text:s text:c="12"/>&lt;td&gt;&lt;p&gt;ingr04measamount&lt;/p&gt; <text:s text:c="12"/>&lt;/td&gt;</text:p>
          </table:table-cell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4]+1"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15]&amp;TEXT([.C15];&quot;00&quot;)&amp;[.D15]" office:value-type="string" office:string-value="ingr03name" calcext:value-type="string">
            <text:p>ingr03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4]" office:value-type="float" office:value="4" calcext:value-type="float">
            <text:p>04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15]&amp;TEXT([.J15];&quot;00&quot;)&amp;[.K15]" office:value-type="string" office:string-value="ingr04name" calcext:value-type="string">
            <text:p>ingr04name</text:p>
          </table:table-cell>
          <table:table-cell table:formula="of:=25" office:value-type="float" office:value="25" calcext:value-type="float">
            <text:p>25</text:p>
          </table:table-cell>
          <table:table-cell/>
          <table:table-cell table:style-name="ce15" table:formula="of:=[.M15]&amp;&quot;=models.CharField(max_length=&quot;&amp;[.N15]&amp;&quot;,blank=True) &quot;" office:value-type="string" office:string-value="ingr04name=models.CharField(max_length=25,blank=True) " calcext:value-type="string">
            <text:p>ingr04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<text:s/>&amp; "', " &amp;</text:p>
          </table:table-cell>
          <table:table-cell table:formula="of:=[.U15]&amp;[.V15]&amp;[.W15]" office:value-type="string" office:string-value=" &quot;'&quot; &amp;M15 &amp; &quot;', &quot; &amp;" calcext:value-type="string">
            <text:p><text:s/>"'" &amp;M15 &amp; "', " &amp;</text:p>
          </table:table-cell>
          <table:table-cell/>
          <table:table-cell table:style-name="ce15" table:formula="of:=&quot;&lt;tr&gt;             &lt;td&gt;&lt;p&gt;&quot; &amp; [.M15] &amp; &quot;&lt;/p&gt;             &lt;/td&gt;&quot;" office:value-type="string" office:string-value="&lt;tr&gt;             &lt;td&gt;&lt;p&gt;ingr04name&lt;/p&gt;             &lt;/td&gt;" calcext:value-type="string">
            <text:p>&lt;tr&gt; <text:s text:c="12"/>&lt;td&gt;&lt;p&gt;ingr04name&lt;/p&gt; <text:s text:c="12"/>&lt;/td&gt;</text:p>
          </table:table-cell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5]" office:value-type="float" office:value="3" calcext:value-type="float">
            <text:p>3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16]&amp;TEXT([.C16];&quot;00&quot;)&amp;[.D16]" office:value-type="string" office:string-value="ingr03meastype" calcext:value-type="string">
            <text:p>ingr03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5]+1" office:value-type="float" office:value="5" calcext:value-type="float">
            <text:p>05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16]&amp;TEXT([.J16];&quot;00&quot;)&amp;[.K16]" office:value-type="string" office:string-value="ingr05measunit" calcext:value-type="string">
            <text:p>ingr05measunit</text:p>
          </table:table-cell>
          <table:table-cell table:number-columns-repeated="2"/>
          <table:table-cell table:style-name="ce15" table:formula="of:=[.M16]&amp;&quot;=models.CharField(max_length=15,choices=MeasureChoices)&quot;" office:value-type="string" office:string-value="ingr05measunit=models.CharField(max_length=15,choices=MeasureChoices)" calcext:value-type="string">
            <text:p>ingr05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<text:s/>&amp; "', " &amp;</text:p>
          </table:table-cell>
          <table:table-cell table:formula="of:=[.U16]&amp;[.V16]&amp;[.W16]" office:value-type="string" office:string-value=" &quot;'&quot; &amp;M16 &amp; &quot;', &quot; &amp;" calcext:value-type="string">
            <text:p><text:s/>"'" &amp;M16 &amp; "', " &amp;</text:p>
          </table:table-cell>
          <table:table-cell/>
          <table:table-cell table:style-name="ce15" table:formula="of:=&quot;&lt;tr&gt;             &lt;td&gt;&lt;p&gt;&quot; &amp; [.M16] &amp; &quot;&lt;/p&gt;             &lt;/td&gt;&quot;" office:value-type="string" office:string-value="&lt;tr&gt;             &lt;td&gt;&lt;p&gt;ingr05measunit&lt;/p&gt;             &lt;/td&gt;" calcext:value-type="string">
            <text:p>&lt;tr&gt; <text:s text:c="12"/>&lt;td&gt;&lt;p&gt;ingr05measunit&lt;/p&gt; <text:s text:c="12"/>&lt;/td&gt;</text:p>
          </table:table-cell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6]" office:value-type="float" office:value="3" calcext:value-type="float">
            <text:p>3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17]&amp;TEXT([.C17];&quot;00&quot;)&amp;[.D17]" office:value-type="string" office:string-value="ingr03measunit" calcext:value-type="string">
            <text:p>ingr03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6]+1" office:value-type="float" office:value="6" calcext:value-type="float">
            <text:p>06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17]&amp;TEXT([.J17];&quot;00&quot;)&amp;[.K17]" office:value-type="string" office:string-value="ingr06measamount" calcext:value-type="string">
            <text:p>ingr06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17]&amp;&quot;=models.CharField(max_length=&quot;&amp;[.N17]&amp;&quot;,blank=True) &quot;" office:value-type="string" office:string-value="ingr06measamount=models.CharField(max_length=15,blank=True) " calcext:value-type="string">
            <text:p>ingr06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<text:s/>&amp; "', " &amp;</text:p>
          </table:table-cell>
          <table:table-cell table:formula="of:=[.U17]&amp;[.V17]&amp;[.W17]" office:value-type="string" office:string-value=" &quot;'&quot; &amp;M17 &amp; &quot;', &quot; &amp;" calcext:value-type="string">
            <text:p><text:s/>"'" &amp;M17 &amp; "', " &amp;</text:p>
          </table:table-cell>
          <table:table-cell/>
          <table:table-cell table:style-name="ce15" table:formula="of:=&quot;&lt;tr&gt;             &lt;td&gt;&lt;p&gt;&quot; &amp; [.M17] &amp; &quot;&lt;/p&gt;             &lt;/td&gt;&quot;" office:value-type="string" office:string-value="&lt;tr&gt;             &lt;td&gt;&lt;p&gt;ingr06measamount&lt;/p&gt;             &lt;/td&gt;" calcext:value-type="string">
            <text:p>&lt;tr&gt; <text:s text:c="12"/>&lt;td&gt;&lt;p&gt;ingr06measamount&lt;/p&gt; <text:s text:c="12"/>&lt;/td&gt;</text:p>
          </table:table-cell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7]" office:value-type="float" office:value="3" calcext:value-type="float">
            <text:p>3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18]&amp;TEXT([.C18];&quot;00&quot;)&amp;[.D18]" office:value-type="string" office:string-value="ingr03measamount" calcext:value-type="string">
            <text:p>ingr03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7]" office:value-type="float" office:value="6" calcext:value-type="float">
            <text:p>06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18]&amp;TEXT([.J18];&quot;00&quot;)&amp;[.K18]" office:value-type="string" office:string-value="ingr06name" calcext:value-type="string">
            <text:p>ingr06name</text:p>
          </table:table-cell>
          <table:table-cell table:formula="of:=25" office:value-type="float" office:value="25" calcext:value-type="float">
            <text:p>25</text:p>
          </table:table-cell>
          <table:table-cell/>
          <table:table-cell table:style-name="ce15" table:formula="of:=[.M18]&amp;&quot;=models.CharField(max_length=&quot;&amp;[.N18]&amp;&quot;,blank=True) &quot;" office:value-type="string" office:string-value="ingr06name=models.CharField(max_length=25,blank=True) " calcext:value-type="string">
            <text:p>ingr06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<text:s/>&amp; "', " &amp;</text:p>
          </table:table-cell>
          <table:table-cell table:formula="of:=[.U18]&amp;[.V18]&amp;[.W18]" office:value-type="string" office:string-value=" &quot;'&quot; &amp;M18 &amp; &quot;', &quot; &amp;" calcext:value-type="string">
            <text:p><text:s/>"'" &amp;M18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8]+1"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19]&amp;TEXT([.C19];&quot;00&quot;)&amp;[.D19]" office:value-type="string" office:string-value="ingr04name" calcext:value-type="string">
            <text:p>ingr04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8]" office:value-type="float" office:value="6" calcext:value-type="float">
            <text:p>06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19]&amp;TEXT([.J19];&quot;00&quot;)&amp;[.K19]" office:value-type="string" office:string-value="ingr06measunit" calcext:value-type="string">
            <text:p>ingr06measunit</text:p>
          </table:table-cell>
          <table:table-cell table:number-columns-repeated="2"/>
          <table:table-cell table:style-name="ce15" table:formula="of:=[.M19]&amp;&quot;=models.CharField(max_length=15,choices=MeasureChoices)&quot;" office:value-type="string" office:string-value="ingr06measunit=models.CharField(max_length=15,choices=MeasureChoices)" calcext:value-type="string">
            <text:p>ingr06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<text:s/>&amp; "', " &amp;</text:p>
          </table:table-cell>
          <table:table-cell table:formula="of:=[.U19]&amp;[.V19]&amp;[.W19]" office:value-type="string" office:string-value=" &quot;'&quot; &amp;M19 &amp; &quot;', &quot; &amp;" calcext:value-type="string">
            <text:p><text:s/>"'" &amp;M19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19]" office:value-type="float" office:value="4" calcext:value-type="float">
            <text:p>4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20]&amp;TEXT([.C20];&quot;00&quot;)&amp;[.D20]" office:value-type="string" office:string-value="ingr04meastype" calcext:value-type="string">
            <text:p>ingr04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19]+1" office:value-type="float" office:value="7" calcext:value-type="float">
            <text:p>07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20]&amp;TEXT([.J20];&quot;00&quot;)&amp;[.K20]" office:value-type="string" office:string-value="ingr07measamount" calcext:value-type="string">
            <text:p>ingr07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20]&amp;&quot;=models.CharField(max_length=&quot;&amp;[.N20]&amp;&quot;,blank=True) &quot;" office:value-type="string" office:string-value="ingr07measamount=models.CharField(max_length=15,blank=True) " calcext:value-type="string">
            <text:p>ingr07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<text:s/>&amp; "', " &amp;</text:p>
          </table:table-cell>
          <table:table-cell table:formula="of:=[.U20]&amp;[.V20]&amp;[.W20]" office:value-type="string" office:string-value=" &quot;'&quot; &amp;M20 &amp; &quot;', &quot; &amp;" calcext:value-type="string">
            <text:p><text:s/>"'" &amp;M20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0]" office:value-type="float" office:value="4" calcext:value-type="float">
            <text:p>4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21]&amp;TEXT([.C21];&quot;00&quot;)&amp;[.D21]" office:value-type="string" office:string-value="ingr04measunit" calcext:value-type="string">
            <text:p>ingr04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0]+1" office:value-type="float" office:value="8" calcext:value-type="float">
            <text:p>08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21]&amp;TEXT([.J21];&quot;00&quot;)&amp;[.K21]" office:value-type="string" office:string-value="ingr08name" calcext:value-type="string">
            <text:p>ingr08name</text:p>
          </table:table-cell>
          <table:table-cell table:formula="of:=25" office:value-type="float" office:value="25" calcext:value-type="float">
            <text:p>25</text:p>
          </table:table-cell>
          <table:table-cell/>
          <table:table-cell table:style-name="ce15" table:formula="of:=[.M21]&amp;&quot;=models.CharField(max_length=&quot;&amp;[.N21]&amp;&quot;,blank=True) &quot;" office:value-type="string" office:string-value="ingr08name=models.CharField(max_length=25,blank=True) " calcext:value-type="string">
            <text:p>ingr08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<text:s/>&amp; "', " &amp;</text:p>
          </table:table-cell>
          <table:table-cell table:formula="of:=[.U21]&amp;[.V21]&amp;[.W21]" office:value-type="string" office:string-value=" &quot;'&quot; &amp;M21 &amp; &quot;', &quot; &amp;" calcext:value-type="string">
            <text:p><text:s/>"'" &amp;M21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1]" office:value-type="float" office:value="4" calcext:value-type="float">
            <text:p>4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22]&amp;TEXT([.C22];&quot;00&quot;)&amp;[.D22]" office:value-type="string" office:string-value="ingr04measamount" calcext:value-type="string">
            <text:p>ingr04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1]" office:value-type="float" office:value="8" calcext:value-type="float">
            <text:p>08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22]&amp;TEXT([.J22];&quot;00&quot;)&amp;[.K22]" office:value-type="string" office:string-value="ingr08measunit" calcext:value-type="string">
            <text:p>ingr08measunit</text:p>
          </table:table-cell>
          <table:table-cell table:number-columns-repeated="2"/>
          <table:table-cell table:style-name="ce15" table:formula="of:=[.M22]&amp;&quot;=models.CharField(max_length=15,choices=MeasureChoices)&quot;" office:value-type="string" office:string-value="ingr08measunit=models.CharField(max_length=15,choices=MeasureChoices)" calcext:value-type="string">
            <text:p>ingr08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<text:s/>&amp; "', " &amp;</text:p>
          </table:table-cell>
          <table:table-cell table:formula="of:=[.U22]&amp;[.V22]&amp;[.W22]" office:value-type="string" office:string-value=" &quot;'&quot; &amp;M22 &amp; &quot;', &quot; &amp;" calcext:value-type="string">
            <text:p><text:s/>"'" &amp;M22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2]+1" office:value-type="float" office:value="5" calcext:value-type="float">
            <text:p>5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23]&amp;TEXT([.C23];&quot;00&quot;)&amp;[.D23]" office:value-type="string" office:string-value="ingr05name" calcext:value-type="string">
            <text:p>ingr05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2]" office:value-type="float" office:value="8" calcext:value-type="float">
            <text:p>08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23]&amp;TEXT([.J23];&quot;00&quot;)&amp;[.K23]" office:value-type="string" office:string-value="ingr08measamount" calcext:value-type="string">
            <text:p>ingr08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23]&amp;&quot;=models.CharField(max_length=&quot;&amp;[.N23]&amp;&quot;,blank=True) &quot;" office:value-type="string" office:string-value="ingr08measamount=models.CharField(max_length=15,blank=True) " calcext:value-type="string">
            <text:p>ingr08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<text:s/>&amp; "', " &amp;</text:p>
          </table:table-cell>
          <table:table-cell table:formula="of:=[.U23]&amp;[.V23]&amp;[.W23]" office:value-type="string" office:string-value=" &quot;'&quot; &amp;M23 &amp; &quot;', &quot; &amp;" calcext:value-type="string">
            <text:p><text:s/>"'" &amp;M23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3]" office:value-type="float" office:value="5" calcext:value-type="float">
            <text:p>5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24]&amp;TEXT([.C24];&quot;00&quot;)&amp;[.D24]" office:value-type="string" office:string-value="ingr05meastype" calcext:value-type="string">
            <text:p>ingr05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3]+1" office:value-type="float" office:value="9" calcext:value-type="float">
            <text:p>09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24]&amp;TEXT([.J24];&quot;00&quot;)&amp;[.K24]" office:value-type="string" office:string-value="ingr09name" calcext:value-type="string">
            <text:p>ingr09name</text:p>
          </table:table-cell>
          <table:table-cell table:formula="of:=25" office:value-type="float" office:value="25" calcext:value-type="float">
            <text:p>25</text:p>
          </table:table-cell>
          <table:table-cell/>
          <table:table-cell table:style-name="ce15" table:formula="of:=[.M24]&amp;&quot;=models.CharField(max_length=&quot;&amp;[.N24]&amp;&quot;,blank=True) &quot;" office:value-type="string" office:string-value="ingr09name=models.CharField(max_length=25,blank=True) " calcext:value-type="string">
            <text:p>ingr09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<text:s/>&amp; "', " &amp;</text:p>
          </table:table-cell>
          <table:table-cell table:formula="of:=[.U24]&amp;[.V24]&amp;[.W24]" office:value-type="string" office:string-value=" &quot;'&quot; &amp;M24 &amp; &quot;', &quot; &amp;" calcext:value-type="string">
            <text:p><text:s/>"'" &amp;M24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4]" office:value-type="float" office:value="5" calcext:value-type="float">
            <text:p>5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25]&amp;TEXT([.C25];&quot;00&quot;)&amp;[.D25]" office:value-type="string" office:string-value="ingr05measunit" calcext:value-type="string">
            <text:p>ingr05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4]+1" office:value-type="float" office:value="10" calcext:value-type="float">
            <text:p>10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25]&amp;TEXT([.J25];&quot;00&quot;)&amp;[.K25]" office:value-type="string" office:string-value="ingr10measunit" calcext:value-type="string">
            <text:p>ingr10measunit</text:p>
          </table:table-cell>
          <table:table-cell table:number-columns-repeated="2"/>
          <table:table-cell table:style-name="ce15" table:formula="of:=[.M25]&amp;&quot;=models.CharField(max_length=15,choices=MeasureChoices)&quot;" office:value-type="string" office:string-value="ingr10measunit=models.CharField(max_length=15,choices=MeasureChoices)" calcext:value-type="string">
            <text:p>ingr10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<text:s/>&amp; "', " &amp;</text:p>
          </table:table-cell>
          <table:table-cell table:formula="of:=[.U25]&amp;[.V25]&amp;[.W25]" office:value-type="string" office:string-value=" &quot;'&quot; &amp;M25 &amp; &quot;', &quot; &amp;" calcext:value-type="string">
            <text:p><text:s/>"'" &amp;M25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5]" office:value-type="float" office:value="5" calcext:value-type="float">
            <text:p>5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26]&amp;TEXT([.C26];&quot;00&quot;)&amp;[.D26]" office:value-type="string" office:string-value="ingr05measamount" calcext:value-type="string">
            <text:p>ingr05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5]" office:value-type="float" office:value="10" calcext:value-type="float">
            <text:p>10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26]&amp;TEXT([.J26];&quot;00&quot;)&amp;[.K26]" office:value-type="string" office:string-value="ingr10measamount" calcext:value-type="string">
            <text:p>ingr10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26]&amp;&quot;=models.CharField(max_length=&quot;&amp;[.N26]&amp;&quot;,blank=True) &quot;" office:value-type="string" office:string-value="ingr10measamount=models.CharField(max_length=15,blank=True) " calcext:value-type="string">
            <text:p>ingr10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<text:s/>&amp; "', " &amp;</text:p>
          </table:table-cell>
          <table:table-cell table:formula="of:=[.U26]&amp;[.V26]&amp;[.W26]" office:value-type="string" office:string-value=" &quot;'&quot; &amp;M26 &amp; &quot;', &quot; &amp;" calcext:value-type="string">
            <text:p><text:s/>"'" &amp;M26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6]+1" office:value-type="float" office:value="6" calcext:value-type="float">
            <text:p>6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27]&amp;TEXT([.C27];&quot;00&quot;)&amp;[.D27]" office:value-type="string" office:string-value="ingr06name" calcext:value-type="string">
            <text:p>ingr06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6]" office:value-type="float" office:value="10" calcext:value-type="float">
            <text:p>10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27]&amp;TEXT([.J27];&quot;00&quot;)&amp;[.K27]" office:value-type="string" office:string-value="ingr10name" calcext:value-type="string">
            <text:p>ingr10name</text:p>
          </table:table-cell>
          <table:table-cell table:formula="of:=25" office:value-type="float" office:value="25" calcext:value-type="float">
            <text:p>25</text:p>
          </table:table-cell>
          <table:table-cell/>
          <table:table-cell table:style-name="ce15" table:formula="of:=[.M27]&amp;&quot;=models.CharField(max_length=&quot;&amp;[.N27]&amp;&quot;,blank=True) &quot;" office:value-type="string" office:string-value="ingr10name=models.CharField(max_length=25,blank=True) " calcext:value-type="string">
            <text:p>ingr10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<text:s/>&amp; "', " &amp;</text:p>
          </table:table-cell>
          <table:table-cell table:formula="of:=[.U27]&amp;[.V27]&amp;[.W27]" office:value-type="string" office:string-value=" &quot;'&quot; &amp;M27 &amp; &quot;', &quot; &amp;" calcext:value-type="string">
            <text:p><text:s/>"'" &amp;M27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7]" office:value-type="float" office:value="6" calcext:value-type="float">
            <text:p>6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28]&amp;TEXT([.C28];&quot;00&quot;)&amp;[.D28]" office:value-type="string" office:string-value="ingr06meastype" calcext:value-type="string">
            <text:p>ingr06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7]+1" office:value-type="float" office:value="11" calcext:value-type="float">
            <text:p>11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28]&amp;TEXT([.J28];&quot;00&quot;)&amp;[.K28]" office:value-type="string" office:string-value="ingr11measunit" calcext:value-type="string">
            <text:p>ingr11measunit</text:p>
          </table:table-cell>
          <table:table-cell table:number-columns-repeated="2"/>
          <table:table-cell table:style-name="ce15" table:formula="of:=[.M28]&amp;&quot;=models.CharField(max_length=15,choices=MeasureChoices)&quot;" office:value-type="string" office:string-value="ingr11measunit=models.CharField(max_length=15,choices=MeasureChoices)" calcext:value-type="string">
            <text:p>ingr11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<text:s/>&amp; "', " &amp;</text:p>
          </table:table-cell>
          <table:table-cell table:formula="of:=[.U28]&amp;[.V28]&amp;[.W28]" office:value-type="string" office:string-value=" &quot;'&quot; &amp;M28 &amp; &quot;', &quot; &amp;" calcext:value-type="string">
            <text:p><text:s/>"'" &amp;M28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8]" office:value-type="float" office:value="6" calcext:value-type="float">
            <text:p>6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29]&amp;TEXT([.C29];&quot;00&quot;)&amp;[.D29]" office:value-type="string" office:string-value="ingr06measunit" calcext:value-type="string">
            <text:p>ingr06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8]+1" office:value-type="float" office:value="12" calcext:value-type="float">
            <text:p>12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29]&amp;TEXT([.J29];&quot;00&quot;)&amp;[.K29]" office:value-type="string" office:string-value="ingr12measamount" calcext:value-type="string">
            <text:p>ingr12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29]&amp;&quot;=models.CharField(max_length=&quot;&amp;[.N29]&amp;&quot;,blank=True) &quot;" office:value-type="string" office:string-value="ingr12measamount=models.CharField(max_length=15,blank=True) " calcext:value-type="string">
            <text:p>ingr12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<text:s/>&amp; "', " &amp;</text:p>
          </table:table-cell>
          <table:table-cell table:formula="of:=[.U29]&amp;[.V29]&amp;[.W29]" office:value-type="string" office:string-value=" &quot;'&quot; &amp;M29 &amp; &quot;', &quot; &amp;" calcext:value-type="string">
            <text:p><text:s/>"'" &amp;M29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29]" office:value-type="float" office:value="6" calcext:value-type="float">
            <text:p>6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30]&amp;TEXT([.C30];&quot;00&quot;)&amp;[.D30]" office:value-type="string" office:string-value="ingr06measamount" calcext:value-type="string">
            <text:p>ingr06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29]" office:value-type="float" office:value="12" calcext:value-type="float">
            <text:p>12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30]&amp;TEXT([.J30];&quot;00&quot;)&amp;[.K30]" office:value-type="string" office:string-value="ingr12name" calcext:value-type="string">
            <text:p>ingr12name</text:p>
          </table:table-cell>
          <table:table-cell table:formula="of:=25" office:value-type="float" office:value="25" calcext:value-type="float">
            <text:p>25</text:p>
          </table:table-cell>
          <table:table-cell/>
          <table:table-cell table:style-name="ce15" table:formula="of:=[.M30]&amp;&quot;=models.CharField(max_length=&quot;&amp;[.N30]&amp;&quot;,blank=True) &quot;" office:value-type="string" office:string-value="ingr12name=models.CharField(max_length=25,blank=True) " calcext:value-type="string">
            <text:p>ingr12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<text:s/>&amp; "', " &amp;</text:p>
          </table:table-cell>
          <table:table-cell table:formula="of:=[.U30]&amp;[.V30]&amp;[.W30]" office:value-type="string" office:string-value=" &quot;'&quot; &amp;M30 &amp; &quot;', &quot; &amp;" calcext:value-type="string">
            <text:p><text:s/>"'" &amp;M30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0]+1" office:value-type="float" office:value="7" calcext:value-type="float">
            <text:p>7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31]&amp;TEXT([.C31];&quot;00&quot;)&amp;[.D31]" office:value-type="string" office:string-value="ingr07name" calcext:value-type="string">
            <text:p>ingr07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30]" office:value-type="float" office:value="12" calcext:value-type="float">
            <text:p>12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31]&amp;TEXT([.J31];&quot;00&quot;)&amp;[.K31]" office:value-type="string" office:string-value="ingr12measunit" calcext:value-type="string">
            <text:p>ingr12measunit</text:p>
          </table:table-cell>
          <table:table-cell table:number-columns-repeated="2"/>
          <table:table-cell table:style-name="ce15" table:formula="of:=[.M31]&amp;&quot;=models.CharField(max_length=15,choices=MeasureChoices)&quot;" office:value-type="string" office:string-value="ingr12measunit=models.CharField(max_length=15,choices=MeasureChoices)" calcext:value-type="string">
            <text:p>ingr12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<text:s/>&amp; "', " &amp;</text:p>
          </table:table-cell>
          <table:table-cell table:formula="of:=[.U31]&amp;[.V31]&amp;[.W31]" office:value-type="string" office:string-value=" &quot;'&quot; &amp;M31 &amp; &quot;', &quot; &amp;" calcext:value-type="string">
            <text:p><text:s/>"'" &amp;M31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1]" office:value-type="float" office:value="7" calcext:value-type="float">
            <text:p>7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32]&amp;TEXT([.C32];&quot;00&quot;)&amp;[.D32]" office:value-type="string" office:string-value="ingr07meastype" calcext:value-type="string">
            <text:p>ingr07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31]+1" office:value-type="float" office:value="13" calcext:value-type="float">
            <text:p>13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32]&amp;TEXT([.J32];&quot;00&quot;)&amp;[.K32]" office:value-type="string" office:string-value="ingr13measamount" calcext:value-type="string">
            <text:p>ingr13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32]&amp;&quot;=models.CharField(max_length=&quot;&amp;[.N32]&amp;&quot;,blank=True) &quot;" office:value-type="string" office:string-value="ingr13measamount=models.CharField(max_length=15,blank=True) " calcext:value-type="string">
            <text:p>ingr13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<text:s/>&amp; "', " &amp;</text:p>
          </table:table-cell>
          <table:table-cell table:formula="of:=[.U32]&amp;[.V32]&amp;[.W32]" office:value-type="string" office:string-value=" &quot;'&quot; &amp;M32 &amp; &quot;', &quot; &amp;" calcext:value-type="string">
            <text:p><text:s/>"'" &amp;M32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2]" office:value-type="float" office:value="7" calcext:value-type="float">
            <text:p>7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33]&amp;TEXT([.C33];&quot;00&quot;)&amp;[.D33]" office:value-type="string" office:string-value="ingr07measunit" calcext:value-type="string">
            <text:p>ingr07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32]+1" office:value-type="float" office:value="14" calcext:value-type="float">
            <text:p>14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33]&amp;TEXT([.J33];&quot;00&quot;)&amp;[.K33]" office:value-type="string" office:string-value="ingr14name" calcext:value-type="string">
            <text:p>ingr14name</text:p>
          </table:table-cell>
          <table:table-cell table:formula="of:=25" office:value-type="float" office:value="25" calcext:value-type="float">
            <text:p>25</text:p>
          </table:table-cell>
          <table:table-cell/>
          <table:table-cell table:style-name="ce15" table:formula="of:=[.M33]&amp;&quot;=models.CharField(max_length=&quot;&amp;[.N33]&amp;&quot;,blank=True) &quot;" office:value-type="string" office:string-value="ingr14name=models.CharField(max_length=25,blank=True) " calcext:value-type="string">
            <text:p>ingr14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<text:s/>&amp; "', " &amp;</text:p>
          </table:table-cell>
          <table:table-cell table:formula="of:=[.U33]&amp;[.V33]&amp;[.W33]" office:value-type="string" office:string-value=" &quot;'&quot; &amp;M33 &amp; &quot;', &quot; &amp;" calcext:value-type="string">
            <text:p><text:s/>"'" &amp;M33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3]" office:value-type="float" office:value="7" calcext:value-type="float">
            <text:p>7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34]&amp;TEXT([.C34];&quot;00&quot;)&amp;[.D34]" office:value-type="string" office:string-value="ingr07measamount" calcext:value-type="string">
            <text:p>ingr07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33]" office:value-type="float" office:value="14" calcext:value-type="float">
            <text:p>14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34]&amp;TEXT([.J34];&quot;00&quot;)&amp;[.K34]" office:value-type="string" office:string-value="ingr14measunit" calcext:value-type="string">
            <text:p>ingr14measunit</text:p>
          </table:table-cell>
          <table:table-cell table:number-columns-repeated="2"/>
          <table:table-cell table:style-name="ce15" table:formula="of:=[.M34]&amp;&quot;=models.CharField(max_length=15,choices=MeasureChoices)&quot;" office:value-type="string" office:string-value="ingr14measunit=models.CharField(max_length=15,choices=MeasureChoices)" calcext:value-type="string">
            <text:p>ingr14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<text:s/>&amp; "', " &amp;</text:p>
          </table:table-cell>
          <table:table-cell table:formula="of:=[.U34]&amp;[.V34]&amp;[.W34]" office:value-type="string" office:string-value=" &quot;'&quot; &amp;M34 &amp; &quot;', &quot; &amp;" calcext:value-type="string">
            <text:p><text:s/>"'" &amp;M34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4]+1"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35]&amp;TEXT([.C35];&quot;00&quot;)&amp;[.D35]" office:value-type="string" office:string-value="ingr08name" calcext:value-type="string">
            <text:p>ingr08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34]" office:value-type="float" office:value="14" calcext:value-type="float">
            <text:p>14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35]&amp;TEXT([.J35];&quot;00&quot;)&amp;[.K35]" office:value-type="string" office:string-value="ingr14measamount" calcext:value-type="string">
            <text:p>ingr14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35]&amp;&quot;=models.CharField(max_length=&quot;&amp;[.N35]&amp;&quot;,blank=True) &quot;" office:value-type="string" office:string-value="ingr14measamount=models.CharField(max_length=15,blank=True) " calcext:value-type="string">
            <text:p>ingr14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<text:s/>&amp; "', " &amp;</text:p>
          </table:table-cell>
          <table:table-cell table:formula="of:=[.U35]&amp;[.V35]&amp;[.W35]" office:value-type="string" office:string-value=" &quot;'&quot; &amp;M35 &amp; &quot;', &quot; &amp;" calcext:value-type="string">
            <text:p><text:s/>"'" &amp;M35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5]" office:value-type="float" office:value="8" calcext:value-type="float">
            <text:p>8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36]&amp;TEXT([.C36];&quot;00&quot;)&amp;[.D36]" office:value-type="string" office:string-value="ingr08meastype" calcext:value-type="string">
            <text:p>ingr08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35]+1" office:value-type="float" office:value="15" calcext:value-type="float">
            <text:p>15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I36]&amp;TEXT([.J36];&quot;00&quot;)&amp;[.K36]" office:value-type="string" office:string-value="ingr15name" calcext:value-type="string">
            <text:p>ingr15name</text:p>
          </table:table-cell>
          <table:table-cell table:formula="of:=25" office:value-type="float" office:value="25" calcext:value-type="float">
            <text:p>25</text:p>
          </table:table-cell>
          <table:table-cell/>
          <table:table-cell table:style-name="ce15" table:formula="of:=[.M36]&amp;&quot;=models.CharField(max_length=&quot;&amp;[.N36]&amp;&quot;,blank=True) &quot;" office:value-type="string" office:string-value="ingr15name=models.CharField(max_length=25,blank=True) " calcext:value-type="string">
            <text:p>ingr15name=models.CharField(max_length=2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<text:s/>&amp; "', " &amp;</text:p>
          </table:table-cell>
          <table:table-cell table:formula="of:=[.U36]&amp;[.V36]&amp;[.W36]" office:value-type="string" office:string-value=" &quot;'&quot; &amp;M36 &amp; &quot;', &quot; &amp;" calcext:value-type="string">
            <text:p><text:s/>"'" &amp;M36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6]" office:value-type="float" office:value="8" calcext:value-type="float">
            <text:p>8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37]&amp;TEXT([.C37];&quot;00&quot;)&amp;[.D37]" office:value-type="string" office:string-value="ingr08measunit" calcext:value-type="string">
            <text:p>ingr08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36]" office:value-type="float" office:value="15" calcext:value-type="float">
            <text:p>15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I37]&amp;TEXT([.J37];&quot;00&quot;)&amp;[.K37]" office:value-type="string" office:string-value="ingr15measunit" calcext:value-type="string">
            <text:p>ingr15measunit</text:p>
          </table:table-cell>
          <table:table-cell table:number-columns-repeated="2"/>
          <table:table-cell table:style-name="ce15" table:formula="of:=[.M37]&amp;&quot;=models.CharField(max_length=15,choices=MeasureChoices)&quot;" office:value-type="string" office:string-value="ingr15measunit=models.CharField(max_length=15,choices=MeasureChoices)" calcext:value-type="string">
            <text:p>ingr15measunit=models.CharField(max_length=15,choices=MeasureChoices)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<text:s/>&amp; "', " &amp;</text:p>
          </table:table-cell>
          <table:table-cell table:formula="of:=[.U37]&amp;[.V37]&amp;[.W37]" office:value-type="string" office:string-value=" &quot;'&quot; &amp;M37 &amp; &quot;', &quot; &amp;" calcext:value-type="string">
            <text:p><text:s/>"'" &amp;M37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7]" office:value-type="float" office:value="8" calcext:value-type="float">
            <text:p>8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38]&amp;TEXT([.C38];&quot;00&quot;)&amp;[.D38]" office:value-type="string" office:string-value="ingr08measamount" calcext:value-type="string">
            <text:p>ingr08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formula="of:=[.J37]" office:value-type="float" office:value="15" calcext:value-type="float">
            <text:p>15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I38]&amp;TEXT([.J38];&quot;00&quot;)&amp;[.K38]" office:value-type="string" office:string-value="ingr15measamount" calcext:value-type="string">
            <text:p>ingr15measamount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style-name="ce15" table:formula="of:=[.M38]&amp;&quot;=models.CharField(max_length=&quot;&amp;[.N38]&amp;&quot;,blank=True) &quot;" office:value-type="string" office:string-value="ingr15measamount=models.CharField(max_length=15,blank=True) " calcext:value-type="string">
            <text:p>ingr15measamount=models.CharField(max_length=15,blank=True) </text:p>
          </table:table-cell>
          <table:table-cell table:number-columns-repeated="4"/>
          <table:table-cell office:value-type="string" calcext:value-type="string">
            <text:p><text:s/>"'" &amp;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<text:s/>&amp; "', " &amp;</text:p>
          </table:table-cell>
          <table:table-cell table:formula="of:=[.U38]&amp;[.V38]&amp;[.W38]" office:value-type="string" office:string-value=" &quot;'&quot; &amp;M38 &amp; &quot;', &quot; &amp;" calcext:value-type="string">
            <text:p><text:s/>"'" &amp;M38 &amp; "', " 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8]+1" office:value-type="float" office:value="9" calcext:value-type="float">
            <text:p>9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39]&amp;TEXT([.C39];&quot;00&quot;)&amp;[.D39]" office:value-type="string" office:string-value="ingr09name" calcext:value-type="string">
            <text:p>ingr09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39]" office:value-type="float" office:value="9" calcext:value-type="float">
            <text:p>9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40]&amp;TEXT([.C40];&quot;00&quot;)&amp;[.D40]" office:value-type="string" office:string-value="ingr09meastype" calcext:value-type="string">
            <text:p>ingr09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0]" office:value-type="float" office:value="9" calcext:value-type="float">
            <text:p>9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41]&amp;TEXT([.C41];&quot;00&quot;)&amp;[.D41]" office:value-type="string" office:string-value="ingr09measunit" calcext:value-type="string">
            <text:p>ingr09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1]" office:value-type="float" office:value="9" calcext:value-type="float">
            <text:p>9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42]&amp;TEXT([.C42];&quot;00&quot;)&amp;[.D42]" office:value-type="string" office:string-value="ingr09measamount" calcext:value-type="string">
            <text:p>ingr09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2]+1" office:value-type="float" office:value="10" calcext:value-type="float">
            <text:p>10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43]&amp;TEXT([.C43];&quot;00&quot;)&amp;[.D43]" office:value-type="string" office:string-value="ingr10name" calcext:value-type="string">
            <text:p>ingr10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 table:formula="of:=&quot;['&quot; &amp; [.M6] &amp; &quot;', &quot; &amp; &quot;'&quot; &amp; [.M7] &amp; &quot;', &quot; &quot;'&quot; &amp; [.M8] &amp; &quot;', &quot; &quot;'&quot; &amp; [.M9] &amp; &quot;', &quot; &quot;'&quot; &amp; [.M10] &amp; &quot;', &quot; &quot;'&quot; &amp; [.M11] &amp; &quot;', &quot; &quot;'&quot; &amp;  [.M12] &amp; &quot;', &quot; &quot;'&quot; &amp; [.M13] &amp; &quot;', &quot; &quot;'&quot; &amp; [.M14] &amp; &quot;', &quot; &quot;'&quot; &amp; [.M15] &amp; &quot;', &quot; &quot;'&quot; &amp;  [.M16] &amp; &quot;', &quot; &quot;'&quot; &amp; [.M17] &amp; &quot;', &quot; &quot;'&quot; &amp;  [.M18] &amp; &quot;', &quot; &quot;'&quot; &amp; [.M19] &amp; &quot;', &quot; &amp; &quot;']&quot;" office:value-type="string" office:string-value="" calcext:value-type="error">
            <text:p>Err:5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3]" office:value-type="float" office:value="10" calcext:value-type="float">
            <text:p>10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44]&amp;TEXT([.C44];&quot;00&quot;)&amp;[.D44]" office:value-type="string" office:string-value="ingr10meastype" calcext:value-type="string">
            <text:p>ingr10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4]" office:value-type="float" office:value="10" calcext:value-type="float">
            <text:p>10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45]&amp;TEXT([.C45];&quot;00&quot;)&amp;[.D45]" office:value-type="string" office:string-value="ingr10measunit" calcext:value-type="string">
            <text:p>ingr10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5]" office:value-type="float" office:value="10" calcext:value-type="float">
            <text:p>10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46]&amp;TEXT([.C46];&quot;00&quot;)&amp;[.D46]" office:value-type="string" office:string-value="ingr10measamount" calcext:value-type="string">
            <text:p>ingr10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6]+1" office:value-type="float" office:value="11" calcext:value-type="float">
            <text:p>11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47]&amp;TEXT([.C47];&quot;00&quot;)&amp;[.D47]" office:value-type="string" office:string-value="ingr11name" calcext:value-type="string">
            <text:p>ingr11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7]" office:value-type="float" office:value="11" calcext:value-type="float">
            <text:p>11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48]&amp;TEXT([.C48];&quot;00&quot;)&amp;[.D48]" office:value-type="string" office:string-value="ingr11meastype" calcext:value-type="string">
            <text:p>ingr11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8]" office:value-type="float" office:value="11" calcext:value-type="float">
            <text:p>11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49]&amp;TEXT([.C49];&quot;00&quot;)&amp;[.D49]" office:value-type="string" office:string-value="ingr11measunit" calcext:value-type="string">
            <text:p>ingr11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49]" office:value-type="float" office:value="11" calcext:value-type="float">
            <text:p>11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50]&amp;TEXT([.C50];&quot;00&quot;)&amp;[.D50]" office:value-type="string" office:string-value="ingr11measamount" calcext:value-type="string">
            <text:p>ingr11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0]+1" office:value-type="float" office:value="12" calcext:value-type="float">
            <text:p>12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51]&amp;TEXT([.C51];&quot;00&quot;)&amp;[.D51]" office:value-type="string" office:string-value="ingr12name" calcext:value-type="string">
            <text:p>ingr12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1]" office:value-type="float" office:value="12" calcext:value-type="float">
            <text:p>12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52]&amp;TEXT([.C52];&quot;00&quot;)&amp;[.D52]" office:value-type="string" office:string-value="ingr12meastype" calcext:value-type="string">
            <text:p>ingr12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2]" office:value-type="float" office:value="12" calcext:value-type="float">
            <text:p>12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53]&amp;TEXT([.C53];&quot;00&quot;)&amp;[.D53]" office:value-type="string" office:string-value="ingr12measunit" calcext:value-type="string">
            <text:p>ingr12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3]" office:value-type="float" office:value="12" calcext:value-type="float">
            <text:p>12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54]&amp;TEXT([.C54];&quot;00&quot;)&amp;[.D54]" office:value-type="string" office:string-value="ingr12measamount" calcext:value-type="string">
            <text:p>ingr12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4]+1" office:value-type="float" office:value="13" calcext:value-type="float">
            <text:p>13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55]&amp;TEXT([.C55];&quot;00&quot;)&amp;[.D55]" office:value-type="string" office:string-value="ingr13name" calcext:value-type="string">
            <text:p>ingr13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5]" office:value-type="float" office:value="13" calcext:value-type="float">
            <text:p>13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56]&amp;TEXT([.C56];&quot;00&quot;)&amp;[.D56]" office:value-type="string" office:string-value="ingr13meastype" calcext:value-type="string">
            <text:p>ingr13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6]" office:value-type="float" office:value="13" calcext:value-type="float">
            <text:p>13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57]&amp;TEXT([.C57];&quot;00&quot;)&amp;[.D57]" office:value-type="string" office:string-value="ingr13measunit" calcext:value-type="string">
            <text:p>ingr13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7]" office:value-type="float" office:value="13" calcext:value-type="float">
            <text:p>13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58]&amp;TEXT([.C58];&quot;00&quot;)&amp;[.D58]" office:value-type="string" office:string-value="ingr13measamount" calcext:value-type="string">
            <text:p>ingr13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8]+1" office:value-type="float" office:value="14" calcext:value-type="float">
            <text:p>14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59]&amp;TEXT([.C59];&quot;00&quot;)&amp;[.D59]" office:value-type="string" office:string-value="ingr14name" calcext:value-type="string">
            <text:p>ingr14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59]" office:value-type="float" office:value="14" calcext:value-type="float">
            <text:p>14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60]&amp;TEXT([.C60];&quot;00&quot;)&amp;[.D60]" office:value-type="string" office:string-value="ingr14meastype" calcext:value-type="string">
            <text:p>ingr14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60]" office:value-type="float" office:value="14" calcext:value-type="float">
            <text:p>14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61]&amp;TEXT([.C61];&quot;00&quot;)&amp;[.D61]" office:value-type="string" office:string-value="ingr14measunit" calcext:value-type="string">
            <text:p>ingr14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61]" office:value-type="float" office:value="14" calcext:value-type="float">
            <text:p>14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62]&amp;TEXT([.C62];&quot;00&quot;)&amp;[.D62]" office:value-type="string" office:string-value="ingr14measamount" calcext:value-type="string">
            <text:p>ingr14measamoun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62]+1" office:value-type="float" office:value="15" calcext:value-type="float">
            <text:p>15</text:p>
          </table:table-cell>
          <table:table-cell office:value-type="string" calcext:value-type="string">
            <text:p>name</text:p>
          </table:table-cell>
          <table:table-cell/>
          <table:table-cell table:style-name="ce12" table:formula="of:=[.B63]&amp;TEXT([.C63];&quot;00&quot;)&amp;[.D63]" office:value-type="string" office:string-value="ingr15name" calcext:value-type="string">
            <text:p>ingr15nam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63]" office:value-type="float" office:value="15" calcext:value-type="float">
            <text:p>15</text:p>
          </table:table-cell>
          <table:table-cell office:value-type="string" calcext:value-type="string">
            <text:p>meastype</text:p>
          </table:table-cell>
          <table:table-cell/>
          <table:table-cell table:style-name="ce12" table:formula="of:=[.B64]&amp;TEXT([.C64];&quot;00&quot;)&amp;[.D64]" office:value-type="string" office:string-value="ingr15meastype" calcext:value-type="string">
            <text:p>ingr15meastype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64]" office:value-type="float" office:value="15" calcext:value-type="float">
            <text:p>15</text:p>
          </table:table-cell>
          <table:table-cell office:value-type="string" calcext:value-type="string">
            <text:p>measunit</text:p>
          </table:table-cell>
          <table:table-cell/>
          <table:table-cell table:style-name="ce12" table:formula="of:=[.B65]&amp;TEXT([.C65];&quot;00&quot;)&amp;[.D65]" office:value-type="string" office:string-value="ingr15measunit" calcext:value-type="string">
            <text:p>ingr15measunit</text:p>
          </table:table-cell>
          <table:table-cell table:number-columns-repeated="2"/>
          <table:table-cell office:value-type="string" calcext:value-type="string">
            <text:p>ingr</text:p>
          </table:table-cell>
          <table:table-cell table:number-columns-repeated="3"/>
          <table:table-cell table:style-name="ce1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ingr</text:p>
          </table:table-cell>
          <table:table-cell table:formula="of:=[.C65]" office:value-type="float" office:value="15" calcext:value-type="float">
            <text:p>15</text:p>
          </table:table-cell>
          <table:table-cell office:value-type="string" calcext:value-type="string">
            <text:p>measamount</text:p>
          </table:table-cell>
          <table:table-cell/>
          <table:table-cell table:style-name="ce12" table:formula="of:=[.B66]&amp;TEXT([.C66];&quot;00&quot;)&amp;[.D66]" office:value-type="string" office:string-value="ingr15measamount" calcext:value-type="string">
            <text:p>ingr15measamount</text:p>
          </table:table-cell>
          <table:table-cell table:number-columns-repeated="20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number-columns-repeated="11"/>
          <table:table-cell office:value-type="string" calcext:value-type="string">
            <text:p>M39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0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1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3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4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5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6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7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8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49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50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M51</text:p>
          </table:table-cell>
          <table:table-cell table:number-columns-repeated="14"/>
        </table:table-row>
        <table:table-row table:style-name="ro1" table:number-rows-repeated="104848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easure Class &amp; Table Data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table:style-name="ce18" office:value-type="string" calcext:value-type="string">
            <text:p>Volume</text:p>
          </table:table-cell>
          <table:table-cell/>
          <table:table-cell office:value-type="string" calcext:value-type="string">
            <text:p>sc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S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/4 Cu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/2 Cu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/4 Cup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Cup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ant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etric We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ogram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Metric Volu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te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table:style-name="ce18" office:value-type="string" calcext:value-type="string">
            <text:p><text:s/>Liquid Volum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 calcext:value-type="string">
            <text:p><text:s text:c="2"/>Cu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7" office:value-type="string" calcext:value-type="string">
            <text:p><text:s text:c="2"/>(2 Cups)</text:p>
          </table:table-cell>
          <table:table-cell/>
          <table:table-cell table:style-name="ce18" office:value-type="string" calcext:value-type="string">
            <text:p><text:s text:c="2"/>Pint <text:s/>(2 Cups)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18" office:value-type="string" calcext:value-type="string">
            <text:p><text:s text:c="2"/>Quart <text:s/>()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18" office:value-type="string" calcext:value-type="string">
            <text:p><text:s/>(4 Quarts)</text:p>
          </table:table-cell>
          <table:table-cell/>
          <table:table-cell table:style-name="ce18" office:value-type="string" calcext:value-type="string">
            <text:p><text:s text:c="2"/>Gallon <text:s/>(4 Quarts)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 table:number-rows-repeated="2">
          <table:table-cell table:style-name="ce18"/>
          <table:table-cell table:number-columns-repeated="3"/>
        </table:table-row>
        <table:table-row table:style-name="ro3">
          <table:table-cell table:style-name="ce18"/>
          <table:table-cell table:number-columns-repeated="3"/>
        </table:table-row>
      </table:table>
      <table:table table:name="US States Pick List" table:style-name="ta1">
        <table:table-column table:style-name="co1" table:default-cell-style-name="Default"/>
        <table:table-column table:style-name="co1" table:number-columns-repeated="3" table:default-cell-style-name="ce13"/>
        <table:table-column table:style-name="co1" table:default-cell-style-name="ce20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9" office:value-type="string" calcext:value-type="string">
            <text:p>State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Postal</text:p>
          </table:table-cell>
          <table:table-cell table:style-name="Default" table:formula="of:=&quot;StateChoices = (&quot;" office:value-type="string" office:string-value="StateChoices = (" calcext:value-type="string">
            <text:p>StateChoices = (</text:p>
          </table:table-cell>
        </table:table-row>
        <table:table-row table:style-name="ro1">
          <table:table-cell/>
          <table:table-cell office:value-type="string" calcext:value-type="string">
            <text:p>Alabama</text:p>
          </table:table-cell>
          <table:table-cell office:value-type="string" calcext:value-type="string">
            <text:p>Ala.</text:p>
          </table:table-cell>
          <table:table-cell office:value-type="string" calcext:value-type="string">
            <text:p>AL</text:p>
          </table:table-cell>
          <table:table-cell table:formula="of:=&quot;('&quot; &amp; [.B3] &amp; &quot;' , '&quot;&amp; [.D3] &amp; &quot;' ), &quot;" office:value-type="string" office:string-value="('Alabama' , 'AL' ), " calcext:value-type="string">
            <text:p>('Alabama' , 'AL' ),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AK</text:p>
          </table:table-cell>
          <table:table-cell table:formula="of:=&quot;('&quot; &amp; [.B4] &amp; &quot;' , '&quot;&amp; [.D4] &amp; &quot;' ), &quot;" office:value-type="string" office:string-value="('Alaska' , 'AK' ), " calcext:value-type="string">
            <text:p>('Alaska' , 'AK' ), </text:p>
          </table:table-cell>
        </table:table-row>
        <table:table-row table:style-name="ro1">
          <table:table-cell/>
          <table:table-cell office:value-type="string" calcext:value-type="string">
            <text:p>Arizona</text:p>
          </table:table-cell>
          <table:table-cell office:value-type="string" calcext:value-type="string">
            <text:p>Ariz.</text:p>
          </table:table-cell>
          <table:table-cell office:value-type="string" calcext:value-type="string">
            <text:p>AZ</text:p>
          </table:table-cell>
          <table:table-cell table:formula="of:=&quot;('&quot; &amp; [.B5] &amp; &quot;' , '&quot;&amp; [.D5] &amp; &quot;' ), &quot;" office:value-type="string" office:string-value="('Arizona' , 'AZ' ), " calcext:value-type="string">
            <text:p>('Arizona' , 'AZ' ), </text:p>
          </table:table-cell>
        </table:table-row>
        <table:table-row table:style-name="ro1">
          <table:table-cell/>
          <table:table-cell office:value-type="string" calcext:value-type="string">
            <text:p>Arkansas</text:p>
          </table:table-cell>
          <table:table-cell office:value-type="string" calcext:value-type="string">
            <text:p>Ark.</text:p>
          </table:table-cell>
          <table:table-cell office:value-type="string" calcext:value-type="string">
            <text:p>AR</text:p>
          </table:table-cell>
          <table:table-cell table:formula="of:=&quot;('&quot; &amp; [.B6] &amp; &quot;' , '&quot;&amp; [.D6] &amp; &quot;' ), &quot;" office:value-type="string" office:string-value="('Arkansas' , 'AR' ), " calcext:value-type="string">
            <text:p>('Arkansas' , 'AR' ), </text:p>
          </table:table-cell>
        </table:table-row>
        <table:table-row table:style-name="ro1"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Calif.</text:p>
          </table:table-cell>
          <table:table-cell office:value-type="string" calcext:value-type="string">
            <text:p>CA</text:p>
          </table:table-cell>
          <table:table-cell table:formula="of:=&quot;('&quot; &amp; [.B7] &amp; &quot;' , '&quot;&amp; [.D7] &amp; &quot;' ), &quot;" office:value-type="string" office:string-value="('California' , 'CA' ), " calcext:value-type="string">
            <text:p>('California' , 'CA' ), </text:p>
          </table:table-cell>
        </table:table-row>
        <table:table-row table:style-name="ro1">
          <table:table-cell/>
          <table:table-cell office:value-type="string" calcext:value-type="string">
            <text:p>Canal Zone</text:p>
          </table:table-cell>
          <table:table-cell office:value-type="string" calcext:value-type="string">
            <text:p>C.Z.</text:p>
          </table:table-cell>
          <table:table-cell office:value-type="string" calcext:value-type="string">
            <text:p>CZ</text:p>
          </table:table-cell>
          <table:table-cell table:formula="of:=&quot;('&quot; &amp; [.B8] &amp; &quot;' , '&quot;&amp; [.D8] &amp; &quot;' ), &quot;" office:value-type="string" office:string-value="('Canal Zone' , 'CZ' ), " calcext:value-type="string">
            <text:p>('Canal Zone' , 'CZ' ), </text:p>
          </table:table-cell>
        </table:table-row>
        <table:table-row table:style-name="ro1">
          <table:table-cell/>
          <table:table-cell office:value-type="string" calcext:value-type="string">
            <text:p>Colorado</text:p>
          </table:table-cell>
          <table:table-cell office:value-type="string" calcext:value-type="string">
            <text:p>Colo.</text:p>
          </table:table-cell>
          <table:table-cell office:value-type="string" calcext:value-type="string">
            <text:p>CO</text:p>
          </table:table-cell>
          <table:table-cell table:formula="of:=&quot;('&quot; &amp; [.B9] &amp; &quot;' , '&quot;&amp; [.D9] &amp; &quot;' ), &quot;" office:value-type="string" office:string-value="('Colorado' , 'CO' ), " calcext:value-type="string">
            <text:p>('Colorado' , 'CO' ), </text:p>
          </table:table-cell>
        </table:table-row>
        <table:table-row table:style-name="ro1">
          <table:table-cell/>
          <table:table-cell office:value-type="string" calcext:value-type="string">
            <text:p>Connecticut</text:p>
          </table:table-cell>
          <table:table-cell office:value-type="string" calcext:value-type="string">
            <text:p>Conn.</text:p>
          </table:table-cell>
          <table:table-cell office:value-type="string" calcext:value-type="string">
            <text:p>CT</text:p>
          </table:table-cell>
          <table:table-cell table:formula="of:=&quot;('&quot; &amp; [.B10] &amp; &quot;' , '&quot;&amp; [.D10] &amp; &quot;' ), &quot;" office:value-type="string" office:string-value="('Connecticut' , 'CT' ), " calcext:value-type="string">
            <text:p>('Connecticut' , 'CT' ), </text:p>
          </table:table-cell>
        </table:table-row>
        <table:table-row table:style-name="ro1">
          <table:table-cell/>
          <table:table-cell office:value-type="string" calcext:value-type="string">
            <text:p>Delaware</text:p>
          </table:table-cell>
          <table:table-cell office:value-type="string" calcext:value-type="string">
            <text:p>Del.</text:p>
          </table:table-cell>
          <table:table-cell office:value-type="string" calcext:value-type="string">
            <text:p>DE</text:p>
          </table:table-cell>
          <table:table-cell table:formula="of:=&quot;('&quot; &amp; [.B11] &amp; &quot;' , '&quot;&amp; [.D11] &amp; &quot;' ), &quot;" office:value-type="string" office:string-value="('Delaware' , 'DE' ), " calcext:value-type="string">
            <text:p>('Delaware' , 'DE' ), </text:p>
          </table:table-cell>
        </table:table-row>
        <table:table-row table:style-name="ro7">
          <table:table-cell/>
          <table:table-cell office:value-type="string" calcext:value-type="string">
            <text:p>District of Columbia</text:p>
          </table:table-cell>
          <table:table-cell office:value-type="string" calcext:value-type="string">
            <text:p>D.C.</text:p>
          </table:table-cell>
          <table:table-cell office:value-type="string" calcext:value-type="string">
            <text:p>DC</text:p>
          </table:table-cell>
          <table:table-cell table:formula="of:=&quot;('&quot; &amp; [.B12] &amp; &quot;' , '&quot;&amp; [.D12] &amp; &quot;' ), &quot;" office:value-type="string" office:string-value="('District of Columbia' , 'DC' ), " calcext:value-type="string">
            <text:p>('District of Columbia' , 'DC' ), </text:p>
          </table:table-cell>
        </table:table-row>
        <table:table-row table:style-name="ro1"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Fla.</text:p>
          </table:table-cell>
          <table:table-cell office:value-type="string" calcext:value-type="string">
            <text:p>FL</text:p>
          </table:table-cell>
          <table:table-cell table:formula="of:=&quot;('&quot; &amp; [.B13] &amp; &quot;' , '&quot;&amp; [.D13] &amp; &quot;' ), &quot;" office:value-type="string" office:string-value="('Florida' , 'FL' ), " calcext:value-type="string">
            <text:p>('Florida' , 'FL' ), </text:p>
          </table:table-cell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Ga.</text:p>
          </table:table-cell>
          <table:table-cell office:value-type="string" calcext:value-type="string">
            <text:p>GA</text:p>
          </table:table-cell>
          <table:table-cell table:formula="of:=&quot;('&quot; &amp; [.B14] &amp; &quot;' , '&quot;&amp; [.D14] &amp; &quot;' ), &quot;" office:value-type="string" office:string-value="('Georgia' , 'GA' ), " calcext:value-type="string">
            <text:p>('Georgia' , 'GA' ),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formula="of:=&quot;('&quot; &amp; [.B15] &amp; &quot;' , '&quot;&amp; [.D15] &amp; &quot;' ), &quot;" office:value-type="string" office:string-value="('Guam' , 'GU' ), " calcext:value-type="string">
            <text:p>('Guam' , 'GU' ),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HI</text:p>
          </table:table-cell>
          <table:table-cell table:formula="of:=&quot;('&quot; &amp; [.B16] &amp; &quot;' , '&quot;&amp; [.D16] &amp; &quot;' ), &quot;" office:value-type="string" office:string-value="('Hawaii' , 'HI' ), " calcext:value-type="string">
            <text:p>('Hawaii' , 'HI' ),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table:formula="of:=&quot;('&quot; &amp; [.B17] &amp; &quot;' , '&quot;&amp; [.D17] &amp; &quot;' ), &quot;" office:value-type="string" office:string-value="('Idaho' , 'ID' ), " calcext:value-type="string">
            <text:p>('Idaho' , 'ID' ), </text:p>
          </table:table-cell>
        </table:table-row>
        <table:table-row table:style-name="ro1">
          <table:table-cell/>
          <table:table-cell office:value-type="string" calcext:value-type="string">
            <text:p>Illinois</text:p>
          </table:table-cell>
          <table:table-cell office:value-type="string" calcext:value-type="string">
            <text:p>Ill.</text:p>
          </table:table-cell>
          <table:table-cell office:value-type="string" calcext:value-type="string">
            <text:p>IL</text:p>
          </table:table-cell>
          <table:table-cell table:formula="of:=&quot;('&quot; &amp; [.B18] &amp; &quot;' , '&quot;&amp; [.D18] &amp; &quot;' ), &quot;" office:value-type="string" office:string-value="('Illinois' , 'IL' ), " calcext:value-type="string">
            <text:p>('Illinois' , 'IL' ), </text:p>
          </table:table-cell>
        </table:table-row>
        <table:table-row table:style-name="ro1"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Ind.</text:p>
          </table:table-cell>
          <table:table-cell office:value-type="string" calcext:value-type="string">
            <text:p>IN</text:p>
          </table:table-cell>
          <table:table-cell table:formula="of:=&quot;('&quot; &amp; [.B19] &amp; &quot;' , '&quot;&amp; [.D19] &amp; &quot;' ), &quot;" office:value-type="string" office:string-value="('Indiana' , 'IN' ), " calcext:value-type="string">
            <text:p>('Indiana' , 'IN' ),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table:formula="of:=&quot;('&quot; &amp; [.B20] &amp; &quot;' , '&quot;&amp; [.D20] &amp; &quot;' ), &quot;" office:value-type="string" office:string-value="('Iowa' , 'IA' ), " calcext:value-type="string">
            <text:p>('Iowa' , 'IA' ), </text:p>
          </table:table-cell>
        </table:table-row>
        <table:table-row table:style-name="ro1">
          <table:table-cell/>
          <table:table-cell office:value-type="string" calcext:value-type="string">
            <text:p>Kansas</text:p>
          </table:table-cell>
          <table:table-cell office:value-type="string" calcext:value-type="string">
            <text:p>Kan.</text:p>
          </table:table-cell>
          <table:table-cell office:value-type="string" calcext:value-type="string">
            <text:p>KS</text:p>
          </table:table-cell>
          <table:table-cell table:formula="of:=&quot;('&quot; &amp; [.B21] &amp; &quot;' , '&quot;&amp; [.D21] &amp; &quot;' ), &quot;" office:value-type="string" office:string-value="('Kansas' , 'KS' ), " calcext:value-type="string">
            <text:p>('Kansas' , 'KS' ), </text:p>
          </table:table-cell>
        </table:table-row>
        <table:table-row table:style-name="ro1">
          <table:table-cell/>
          <table:table-cell office:value-type="string" calcext:value-type="string">
            <text:p>Kentucky</text:p>
          </table:table-cell>
          <table:table-cell office:value-type="string" calcext:value-type="string">
            <text:p>Ky.</text:p>
          </table:table-cell>
          <table:table-cell office:value-type="string" calcext:value-type="string">
            <text:p>KY</text:p>
          </table:table-cell>
          <table:table-cell table:formula="of:=&quot;('&quot; &amp; [.B22] &amp; &quot;' , '&quot;&amp; [.D22] &amp; &quot;' ), &quot;" office:value-type="string" office:string-value="('Kentucky' , 'KY' ), " calcext:value-type="string">
            <text:p>('Kentucky' , 'KY' ), </text:p>
          </table:table-cell>
        </table:table-row>
        <table:table-row table:style-name="ro1">
          <table:table-cell/>
          <table:table-cell office:value-type="string" calcext:value-type="string">
            <text:p>Louisiana</text:p>
          </table:table-cell>
          <table:table-cell office:value-type="string" calcext:value-type="string">
            <text:p>La.</text:p>
          </table:table-cell>
          <table:table-cell office:value-type="string" calcext:value-type="string">
            <text:p>LA</text:p>
          </table:table-cell>
          <table:table-cell table:formula="of:=&quot;('&quot; &amp; [.B23] &amp; &quot;' , '&quot;&amp; [.D23] &amp; &quot;' ), &quot;" office:value-type="string" office:string-value="('Louisiana' , 'LA' ), " calcext:value-type="string">
            <text:p>('Louisiana' , 'LA' ),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table:formula="of:=&quot;('&quot; &amp; [.B24] &amp; &quot;' , '&quot;&amp; [.D24] &amp; &quot;' ), &quot;" office:value-type="string" office:string-value="('Maine' , 'ME' ), " calcext:value-type="string">
            <text:p>('Maine' , 'ME' ), </text:p>
          </table:table-cell>
        </table:table-row>
        <table:table-row table:style-name="ro1">
          <table:table-cell/>
          <table:table-cell office:value-type="string" calcext:value-type="string">
            <text:p>Maryland</text:p>
          </table:table-cell>
          <table:table-cell office:value-type="string" calcext:value-type="string">
            <text:p>Md.</text:p>
          </table:table-cell>
          <table:table-cell office:value-type="string" calcext:value-type="string">
            <text:p>MD</text:p>
          </table:table-cell>
          <table:table-cell table:formula="of:=&quot;('&quot; &amp; [.B25] &amp; &quot;' , '&quot;&amp; [.D25] &amp; &quot;' ), &quot;" office:value-type="string" office:string-value="('Maryland' , 'MD' ), " calcext:value-type="string">
            <text:p>('Maryland' , 'MD' ), </text:p>
          </table:table-cell>
        </table:table-row>
        <table:table-row table:style-name="ro1">
          <table:table-cell/>
          <table:table-cell office:value-type="string" calcext:value-type="string">
            <text:p>Massachusetts</text:p>
          </table:table-cell>
          <table:table-cell office:value-type="string" calcext:value-type="string">
            <text:p>Mass.</text:p>
          </table:table-cell>
          <table:table-cell office:value-type="string" calcext:value-type="string">
            <text:p>MA</text:p>
          </table:table-cell>
          <table:table-cell table:formula="of:=&quot;('&quot; &amp; [.B26] &amp; &quot;' , '&quot;&amp; [.D26] &amp; &quot;' ), &quot;" office:value-type="string" office:string-value="('Massachusetts' , 'MA' ), " calcext:value-type="string">
            <text:p>('Massachusetts' , 'MA' ), </text:p>
          </table:table-cell>
        </table:table-row>
        <table:table-row table:style-name="ro1">
          <table:table-cell/>
          <table:table-cell office:value-type="string" calcext:value-type="string">
            <text:p>Michig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MI</text:p>
          </table:table-cell>
          <table:table-cell table:formula="of:=&quot;('&quot; &amp; [.B27] &amp; &quot;' , '&quot;&amp; [.D27] &amp; &quot;' ), &quot;" office:value-type="string" office:string-value="('Michigan' , 'MI' ), " calcext:value-type="string">
            <text:p>('Michigan' , 'MI' ), </text:p>
          </table:table-cell>
        </table:table-row>
        <table:table-row table:style-name="ro1">
          <table:table-cell/>
          <table:table-cell office:value-type="string" calcext:value-type="string">
            <text:p>Minnesota</text:p>
          </table:table-cell>
          <table:table-cell office:value-type="string" calcext:value-type="string">
            <text:p>Minn.</text:p>
          </table:table-cell>
          <table:table-cell office:value-type="string" calcext:value-type="string">
            <text:p>MN</text:p>
          </table:table-cell>
          <table:table-cell table:formula="of:=&quot;('&quot; &amp; [.B28] &amp; &quot;' , '&quot;&amp; [.D28] &amp; &quot;' ), &quot;" office:value-type="string" office:string-value="('Minnesota' , 'MN' ), " calcext:value-type="string">
            <text:p>('Minnesota' , 'MN' ), </text:p>
          </table:table-cell>
        </table:table-row>
        <table:table-row table:style-name="ro1">
          <table:table-cell/>
          <table:table-cell office:value-type="string" calcext:value-type="string">
            <text:p>Mississippi</text:p>
          </table:table-cell>
          <table:table-cell office:value-type="string" calcext:value-type="string">
            <text:p>Miss.</text:p>
          </table:table-cell>
          <table:table-cell office:value-type="string" calcext:value-type="string">
            <text:p>MS</text:p>
          </table:table-cell>
          <table:table-cell table:formula="of:=&quot;('&quot; &amp; [.B29] &amp; &quot;' , '&quot;&amp; [.D29] &amp; &quot;' ), &quot;" office:value-type="string" office:string-value="('Mississippi' , 'MS' ), " calcext:value-type="string">
            <text:p>('Mississippi' , 'MS' ), </text:p>
          </table:table-cell>
        </table:table-row>
        <table:table-row table:style-name="ro1">
          <table:table-cell/>
          <table:table-cell office:value-type="string" calcext:value-type="string">
            <text:p>Missouri</text:p>
          </table:table-cell>
          <table:table-cell office:value-type="string" calcext:value-type="string">
            <text:p>Mo.</text:p>
          </table:table-cell>
          <table:table-cell office:value-type="string" calcext:value-type="string">
            <text:p>MO</text:p>
          </table:table-cell>
          <table:table-cell table:formula="of:=&quot;('&quot; &amp; [.B30] &amp; &quot;' , '&quot;&amp; [.D30] &amp; &quot;' ), &quot;" office:value-type="string" office:string-value="('Missouri' , 'MO' ), " calcext:value-type="string">
            <text:p>('Missouri' , 'MO' ), </text:p>
          </table:table-cell>
        </table:table-row>
        <table:table-row table:style-name="ro1">
          <table:table-cell/>
          <table:table-cell office:value-type="string" calcext:value-type="string">
            <text:p>Montana</text:p>
          </table:table-cell>
          <table:table-cell office:value-type="string" calcext:value-type="string">
            <text:p>Mont.</text:p>
          </table:table-cell>
          <table:table-cell office:value-type="string" calcext:value-type="string">
            <text:p>MT</text:p>
          </table:table-cell>
          <table:table-cell table:formula="of:=&quot;('&quot; &amp; [.B31] &amp; &quot;' , '&quot;&amp; [.D31] &amp; &quot;' ), &quot;" office:value-type="string" office:string-value="('Montana' , 'MT' ), " calcext:value-type="string">
            <text:p>('Montana' , 'MT' ), </text:p>
          </table:table-cell>
        </table:table-row>
        <table:table-row table:style-name="ro1">
          <table:table-cell/>
          <table:table-cell office:value-type="string" calcext:value-type="string">
            <text:p>Nebraska</text:p>
          </table:table-cell>
          <table:table-cell office:value-type="string" calcext:value-type="string">
            <text:p>Neb.</text:p>
          </table:table-cell>
          <table:table-cell office:value-type="string" calcext:value-type="string">
            <text:p>NE</text:p>
          </table:table-cell>
          <table:table-cell table:formula="of:=&quot;('&quot; &amp; [.B32] &amp; &quot;' , '&quot;&amp; [.D32] &amp; &quot;' ), &quot;" office:value-type="string" office:string-value="('Nebraska' , 'NE' ), " calcext:value-type="string">
            <text:p>('Nebraska' , 'NE' ), </text:p>
          </table:table-cell>
        </table:table-row>
        <table:table-row table:style-name="ro1">
          <table:table-cell/>
          <table:table-cell office:value-type="string" calcext:value-type="string">
            <text:p>Nevada</text:p>
          </table:table-cell>
          <table:table-cell office:value-type="string" calcext:value-type="string">
            <text:p>Nev.</text:p>
          </table:table-cell>
          <table:table-cell office:value-type="string" calcext:value-type="string">
            <text:p>NV</text:p>
          </table:table-cell>
          <table:table-cell table:formula="of:=&quot;('&quot; &amp; [.B33] &amp; &quot;' , '&quot;&amp; [.D33] &amp; &quot;' ), &quot;" office:value-type="string" office:string-value="('Nevada' , 'NV' ), " calcext:value-type="string">
            <text:p>('Nevada' , 'NV' ), </text:p>
          </table:table-cell>
        </table:table-row>
        <table:table-row table:style-name="ro7">
          <table:table-cell/>
          <table:table-cell office:value-type="string" calcext:value-type="string">
            <text:p>New Hampshire</text:p>
          </table:table-cell>
          <table:table-cell office:value-type="string" calcext:value-type="string">
            <text:p>N.H.</text:p>
          </table:table-cell>
          <table:table-cell office:value-type="string" calcext:value-type="string">
            <text:p>NH</text:p>
          </table:table-cell>
          <table:table-cell table:formula="of:=&quot;('&quot; &amp; [.B34] &amp; &quot;' , '&quot;&amp; [.D34] &amp; &quot;' ), &quot;" office:value-type="string" office:string-value="('New Hampshire' , 'NH' ), " calcext:value-type="string">
            <text:p>('New Hampshire' , 'NH' ), </text:p>
          </table:table-cell>
        </table:table-row>
        <table:table-row table:style-name="ro1">
          <table:table-cell/>
          <table:table-cell office:value-type="string" calcext:value-type="string">
            <text:p>New Jersey</text:p>
          </table:table-cell>
          <table:table-cell office:value-type="string" calcext:value-type="string">
            <text:p>N.J.</text:p>
          </table:table-cell>
          <table:table-cell office:value-type="string" calcext:value-type="string">
            <text:p>NJ</text:p>
          </table:table-cell>
          <table:table-cell table:formula="of:=&quot;('&quot; &amp; [.B35] &amp; &quot;' , '&quot;&amp; [.D35] &amp; &quot;' ), &quot;" office:value-type="string" office:string-value="('New Jersey' , 'NJ' ), " calcext:value-type="string">
            <text:p>('New Jersey' , 'NJ' ), </text:p>
          </table:table-cell>
        </table:table-row>
        <table:table-row table:style-name="ro1">
          <table:table-cell/>
          <table:table-cell office:value-type="string" calcext:value-type="string">
            <text:p>New Mexico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M</text:p>
          </table:table-cell>
          <table:table-cell table:formula="of:=&quot;('&quot; &amp; [.B36] &amp; &quot;' , '&quot;&amp; [.D36] &amp; &quot;' ), &quot;" office:value-type="string" office:string-value="('New Mexico' , 'NM' ), " calcext:value-type="string">
            <text:p>('New Mexico' , 'NM' ), </text:p>
          </table:table-cell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 office:value-type="string" calcext:value-type="string">
            <text:p>NY</text:p>
          </table:table-cell>
          <table:table-cell table:formula="of:=&quot;('&quot; &amp; [.B37] &amp; &quot;' , '&quot;&amp; [.D37] &amp; &quot;' ), &quot;" office:value-type="string" office:string-value="('New York' , 'NY' ), " calcext:value-type="string">
            <text:p>('New York' , 'NY' ), </text:p>
          </table:table-cell>
        </table:table-row>
        <table:table-row table:style-name="ro1">
          <table:table-cell/>
          <table:table-cell office:value-type="string" calcext:value-type="string">
            <text:p>North Carolina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NC</text:p>
          </table:table-cell>
          <table:table-cell table:formula="of:=&quot;('&quot; &amp; [.B38] &amp; &quot;' , '&quot;&amp; [.D38] &amp; &quot;' ), &quot;" office:value-type="string" office:string-value="('North Carolina' , 'NC' ), " calcext:value-type="string">
            <text:p>('North Carolina' , 'NC' ), </text:p>
          </table:table-cell>
        </table:table-row>
        <table:table-row table:style-name="ro1">
          <table:table-cell/>
          <table:table-cell office:value-type="string" calcext:value-type="string">
            <text:p>North Dakota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ND</text:p>
          </table:table-cell>
          <table:table-cell table:formula="of:=&quot;('&quot; &amp; [.B39] &amp; &quot;' , '&quot;&amp; [.D39] &amp; &quot;' ), &quot;" office:value-type="string" office:string-value="('North Dakota' , 'ND' ), " calcext:value-type="string">
            <text:p>('North Dakota' , 'ND' ),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table:formula="of:=&quot;('&quot; &amp; [.B40] &amp; &quot;' , '&quot;&amp; [.D40] &amp; &quot;' ), &quot;" office:value-type="string" office:string-value="('Ohio' , 'OH' ), " calcext:value-type="string">
            <text:p>('Ohio' , 'OH' ), </text:p>
          </table:table-cell>
        </table:table-row>
        <table:table-row table:style-name="ro1">
          <table:table-cell/>
          <table:table-cell office:value-type="string" calcext:value-type="string">
            <text:p>Oklahoma</text:p>
          </table:table-cell>
          <table:table-cell office:value-type="string" calcext:value-type="string">
            <text:p>Okla.</text:p>
          </table:table-cell>
          <table:table-cell office:value-type="string" calcext:value-type="string">
            <text:p>OK</text:p>
          </table:table-cell>
          <table:table-cell table:formula="of:=&quot;('&quot; &amp; [.B41] &amp; &quot;' , '&quot;&amp; [.D41] &amp; &quot;' ), &quot;" office:value-type="string" office:string-value="('Oklahoma' , 'OK' ), " calcext:value-type="string">
            <text:p>('Oklahoma' , 'OK' ), </text:p>
          </table:table-cell>
        </table:table-row>
        <table:table-row table:style-name="ro1">
          <table:table-cell/>
          <table:table-cell office:value-type="string" calcext:value-type="string">
            <text:p>Oregon</text:p>
          </table:table-cell>
          <table:table-cell office:value-type="string" calcext:value-type="string">
            <text:p>Ore.</text:p>
          </table:table-cell>
          <table:table-cell office:value-type="string" calcext:value-type="string">
            <text:p>OR</text:p>
          </table:table-cell>
          <table:table-cell table:formula="of:=&quot;('&quot; &amp; [.B42] &amp; &quot;' , '&quot;&amp; [.D42] &amp; &quot;' ), &quot;" office:value-type="string" office:string-value="('Oregon' , 'OR' ), " calcext:value-type="string">
            <text:p>('Oregon' , 'OR' ), </text:p>
          </table:table-cell>
        </table:table-row>
        <table:table-row table:style-name="ro1">
          <table:table-cell/>
          <table:table-cell office:value-type="string" calcext:value-type="string">
            <text:p>Pennsylvania</text:p>
          </table:table-cell>
          <table:table-cell office:value-type="string" calcext:value-type="string">
            <text:p>Pa.</text:p>
          </table:table-cell>
          <table:table-cell office:value-type="string" calcext:value-type="string">
            <text:p>PA</text:p>
          </table:table-cell>
          <table:table-cell table:formula="of:=&quot;('&quot; &amp; [.B43] &amp; &quot;' , '&quot;&amp; [.D43] &amp; &quot;' ), &quot;" office:value-type="string" office:string-value="('Pennsylvania' , 'PA' ), " calcext:value-type="string">
            <text:p>('Pennsylvania' , 'PA' ), </text:p>
          </table:table-cell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office:value-type="string" calcext:value-type="string">
            <text:p>P.R.</text:p>
          </table:table-cell>
          <table:table-cell office:value-type="string" calcext:value-type="string">
            <text:p>PR</text:p>
          </table:table-cell>
          <table:table-cell table:formula="of:=&quot;('&quot; &amp; [.B44] &amp; &quot;' , '&quot;&amp; [.D44] &amp; &quot;' ), &quot;" office:value-type="string" office:string-value="('Puerto Rico' , 'PR' ), " calcext:value-type="string">
            <text:p>('Puerto Rico' , 'PR' ), </text:p>
          </table:table-cell>
        </table:table-row>
        <table:table-row table:style-name="ro1">
          <table:table-cell/>
          <table:table-cell office:value-type="string" calcext:value-type="string">
            <text:p>Rhode Island</text:p>
          </table:table-cell>
          <table:table-cell office:value-type="string" calcext:value-type="string">
            <text:p>R.I.</text:p>
          </table:table-cell>
          <table:table-cell office:value-type="string" calcext:value-type="string">
            <text:p>RI</text:p>
          </table:table-cell>
          <table:table-cell table:formula="of:=&quot;('&quot; &amp; [.B45] &amp; &quot;' , '&quot;&amp; [.D45] &amp; &quot;' ), &quot;" office:value-type="string" office:string-value="('Rhode Island' , 'RI' ), " calcext:value-type="string">
            <text:p>('Rhode Island' , 'RI' ), </text:p>
          </table:table-cell>
        </table:table-row>
        <table:table-row table:style-name="ro1">
          <table:table-cell/>
          <table:table-cell office:value-type="string" calcext:value-type="string">
            <text:p>South Carolina</text:p>
          </table:table-cell>
          <table:table-cell office:value-type="string" calcext:value-type="string">
            <text:p>S.C.</text:p>
          </table:table-cell>
          <table:table-cell office:value-type="string" calcext:value-type="string">
            <text:p>SC</text:p>
          </table:table-cell>
          <table:table-cell table:formula="of:=&quot;('&quot; &amp; [.B46] &amp; &quot;' , '&quot;&amp; [.D46] &amp; &quot;' ), &quot;" office:value-type="string" office:string-value="('South Carolina' , 'SC' ), " calcext:value-type="string">
            <text:p>('South Carolina' , 'SC' ), </text:p>
          </table:table-cell>
        </table:table-row>
        <table:table-row table:style-name="ro1">
          <table:table-cell/>
          <table:table-cell office:value-type="string" calcext:value-type="string">
            <text:p>South Dakota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SD</text:p>
          </table:table-cell>
          <table:table-cell table:formula="of:=&quot;('&quot; &amp; [.B47] &amp; &quot;' , '&quot;&amp; [.D47] &amp; &quot;' ), &quot;" office:value-type="string" office:string-value="('South Dakota' , 'SD' ), " calcext:value-type="string">
            <text:p>('South Dakota' , 'SD' ), </text:p>
          </table:table-cell>
        </table:table-row>
        <table:table-row table:style-name="ro1">
          <table:table-cell/>
          <table:table-cell office:value-type="string" calcext:value-type="string">
            <text:p>Tennessee</text:p>
          </table:table-cell>
          <table:table-cell office:value-type="string" calcext:value-type="string">
            <text:p>Tenn.</text:p>
          </table:table-cell>
          <table:table-cell office:value-type="string" calcext:value-type="string">
            <text:p>TN</text:p>
          </table:table-cell>
          <table:table-cell table:formula="of:=&quot;('&quot; &amp; [.B48] &amp; &quot;' , '&quot;&amp; [.D48] &amp; &quot;' ), &quot;" office:value-type="string" office:string-value="('Tennessee' , 'TN' ), " calcext:value-type="string">
            <text:p>('Tennessee' , 'TN' ),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table:formula="of:=&quot;('&quot; &amp; [.B49] &amp; &quot;' , '&quot;&amp; [.D49] &amp; &quot;' ), &quot;" office:value-type="string" office:string-value="('Texas' , 'TX' ), " calcext:value-type="string">
            <text:p>('Texas' , 'TX' ),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table:formula="of:=&quot;('&quot; &amp; [.B50] &amp; &quot;' , '&quot;&amp; [.D50] &amp; &quot;' ), &quot;" office:value-type="string" office:string-value="('Utah' , 'UT' ), " calcext:value-type="string">
            <text:p>('Utah' , 'UT' ), </text:p>
          </table:table-cell>
        </table:table-row>
        <table:table-row table:style-name="ro1">
          <table:table-cell/>
          <table:table-cell office:value-type="string" calcext:value-type="string">
            <text:p>Vermont</text:p>
          </table:table-cell>
          <table:table-cell office:value-type="string" calcext:value-type="string">
            <text:p>Vt.</text:p>
          </table:table-cell>
          <table:table-cell office:value-type="string" calcext:value-type="string">
            <text:p>VT</text:p>
          </table:table-cell>
          <table:table-cell table:formula="of:=&quot;('&quot; &amp; [.B51] &amp; &quot;' , '&quot;&amp; [.D51] &amp; &quot;' ), &quot;" office:value-type="string" office:string-value="('Vermont' , 'VT' ), " calcext:value-type="string">
            <text:p>('Vermont' , 'VT' ), </text:p>
          </table:table-cell>
        </table:table-row>
        <table:table-row table:style-name="ro1">
          <table:table-cell/>
          <table:table-cell office:value-type="string" calcext:value-type="string">
            <text:p>Virgin Islands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VI</text:p>
          </table:table-cell>
          <table:table-cell table:formula="of:=&quot;('&quot; &amp; [.B52] &amp; &quot;' , '&quot;&amp; [.D52] &amp; &quot;' ), &quot;" office:value-type="string" office:string-value="('Virgin Islands' , 'VI' ), " calcext:value-type="string">
            <text:p>('Virgin Islands' , 'VI' ), </text:p>
          </table:table-cell>
        </table:table-row>
        <table:table-row table:style-name="ro1">
          <table:table-cell/>
          <table:table-cell office:value-type="string" calcext:value-type="string">
            <text:p>Virginia</text:p>
          </table:table-cell>
          <table:table-cell office:value-type="string" calcext:value-type="string">
            <text:p>Va.</text:p>
          </table:table-cell>
          <table:table-cell office:value-type="string" calcext:value-type="string">
            <text:p>VA</text:p>
          </table:table-cell>
          <table:table-cell table:formula="of:=&quot;('&quot; &amp; [.B53] &amp; &quot;' , '&quot;&amp; [.D53] &amp; &quot;' ), &quot;" office:value-type="string" office:string-value="('Virginia' , 'VA' ), " calcext:value-type="string">
            <text:p>('Virginia' , 'VA' ), </text:p>
          </table:table-cell>
        </table:table-row>
        <table:table-row table:style-name="ro1">
          <table:table-cell/>
          <table:table-cell office:value-type="string" calcext:value-type="string">
            <text:p>Washington</text:p>
          </table:table-cell>
          <table:table-cell office:value-type="string" calcext:value-type="string">
            <text:p>Wash.</text:p>
          </table:table-cell>
          <table:table-cell office:value-type="string" calcext:value-type="string">
            <text:p>WA</text:p>
          </table:table-cell>
          <table:table-cell table:formula="of:=&quot;('&quot; &amp; [.B54] &amp; &quot;' , '&quot;&amp; [.D54] &amp; &quot;' ), &quot;" office:value-type="string" office:string-value="('Washington' , 'WA' ), " calcext:value-type="string">
            <text:p>('Washington' , 'WA' ), </text:p>
          </table:table-cell>
        </table:table-row>
        <table:table-row table:style-name="ro1">
          <table:table-cell/>
          <table:table-cell office:value-type="string" calcext:value-type="string">
            <text:p>West Virginia</text:p>
          </table:table-cell>
          <table:table-cell office:value-type="string" calcext:value-type="string">
            <text:p>W.Va.</text:p>
          </table:table-cell>
          <table:table-cell office:value-type="string" calcext:value-type="string">
            <text:p>WV</text:p>
          </table:table-cell>
          <table:table-cell table:formula="of:=&quot;('&quot; &amp; [.B55] &amp; &quot;' , '&quot;&amp; [.D55] &amp; &quot;' ), &quot;" office:value-type="string" office:string-value="('West Virginia' , 'WV' ), " calcext:value-type="string">
            <text:p>('West Virginia' , 'WV' ), </text:p>
          </table:table-cell>
        </table:table-row>
        <table:table-row table:style-name="ro1">
          <table:table-cell/>
          <table:table-cell office:value-type="string" calcext:value-type="string">
            <text:p>Wisconsin</text:p>
          </table:table-cell>
          <table:table-cell office:value-type="string" calcext:value-type="string">
            <text:p>Wis.</text:p>
          </table:table-cell>
          <table:table-cell office:value-type="string" calcext:value-type="string">
            <text:p>WI</text:p>
          </table:table-cell>
          <table:table-cell table:formula="of:=&quot;('&quot; &amp; [.B56] &amp; &quot;' , '&quot;&amp; [.D56] &amp; &quot;' ), &quot;" office:value-type="string" office:string-value="('Wisconsin' , 'WI' ), " calcext:value-type="string">
            <text:p>('Wisconsin' , 'WI' ), </text:p>
          </table:table-cell>
        </table:table-row>
        <table:table-row table:style-name="ro1">
          <table:table-cell/>
          <table:table-cell office:value-type="string" calcext:value-type="string">
            <text:p>Wyoming</text:p>
          </table:table-cell>
          <table:table-cell office:value-type="string" calcext:value-type="string">
            <text:p>Wyo.</text:p>
          </table:table-cell>
          <table:table-cell office:value-type="string" calcext:value-type="string">
            <text:p>WY</text:p>
          </table:table-cell>
          <table:table-cell table:formula="of:=&quot;('&quot; &amp; [.B57] &amp; &quot;' , '&quot;&amp; [.D57] &amp; &quot;' ), &quot;" office:value-type="string" office:string-value="('Wyoming' , 'WY' ), " calcext:value-type="string">
            <text:p>('Wyoming' , 'WY' ), 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table:formula="of:=&quot;)&quot;" office:value-type="string" office:string-value=")" calcext:value-type="string">
            <text:p>)</text:p>
          </table:table-cell>
        </table:table-row>
      </table:table>
      <table:named-expressions>
        <table:named-range table:name="LookupConvFactor" table:base-cell-address="$Sheet2.$C$2" table:cell-range-address="$Sheet2.$C$2:.$F$10"/>
        <table:named-range table:name="LookupTargetMeasure" table:base-cell-address="$Sheet2.$I$2" table:cell-range-address="$Sheet2.$I$2:.$J$10"/>
      </table:named-expressions>
      <table:database-ranges>
        <table:database-range table:name="__Anonymous_Sheet_DB__1" table:target-range-address="Sheet2.I2:Sheet2.J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08:51:14.6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14:01:34.709000000</meta:creation-date>
    <dc:date>2024-07-29T15:08:30.087000000</dc:date>
    <meta:editing-duration>P1DT28M55S</meta:editing-duration>
    <meta:editing-cycles>6</meta:editing-cycles>
    <meta:generator>LibreOffice/24.2.0.3$Windows_X86_64 LibreOffice_project/da48488a73ddd66ea24cf16bbc4f7b9c08e9bea1</meta:generator>
    <meta:document-statistic meta:table-count="5" meta:cell-count="1023" meta:object-count="0"/>
  </office:meta>
</office:document-meta>
</file>